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7.648cm"/>
    </style:style>
    <style:style style:name="co25" style:family="table-column">
      <style:table-column-properties fo:break-before="auto" style:column-width="3.517cm"/>
    </style:style>
    <style:style style:name="co26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37"/>
    <style:style style:name="ce27" style:family="table-cell" style:parent-style-name="Default" style:data-style-name="N0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651"/>
        </table:table-row>
        <table:table-row table:style-name="ro2" table:visibility="collapse">
          <table:table-cell table:style-name="ce2"/>
          <table:table-cell table:style-name="ce5" table:number-columns-repeated="355"/>
          <table:table-cell table:style-name="ce3"/>
          <table:table-cell table:style-name="Default" table:number-columns-repeated="16"/>
          <table:table-cell table:style-name="ce3" table:number-columns-repeated="651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MR6])" office:value-type="float" office:value="1806.5">
            <text:p>1806,5</text:p>
          </table:table-cell>
          <table:table-cell table:style-name="ce7"/>
          <table:table-cell table:style-name="ce7" table:formula="of:=SUM([.D7:.D46])" office:value-type="float" office:value="12">
            <text:p>12,0</text:p>
          </table:table-cell>
          <table:table-cell table:style-name="ce7" table:formula="of:=SUM([.E7:.E46])" office:value-type="float" office:value="6">
            <text:p>6,0</text:p>
          </table:table-cell>
          <table:table-cell table:style-name="ce7" table:formula="of:=SUM([.F7:.F46])" office:value-type="float" office:value="9.5">
            <text:p>9,5</text:p>
          </table:table-cell>
          <table:table-cell table:style-name="ce7" table:formula="of:=SUM([.G7:.G46])" office:value-type="float" office:value="4">
            <text:p>4,0</text:p>
          </table:table-cell>
          <table:table-cell table:style-name="ce7" table:formula="of:=SUM([.H7:.H46])" office:value-type="float" office:value="1">
            <text:p>1,0</text:p>
          </table:table-cell>
          <table:table-cell table:style-name="ce7" table:formula="of:=SUM([.I7:.I46])" office:value-type="float" office:value="8.5">
            <text:p>8,5</text:p>
          </table:table-cell>
          <table:table-cell table:style-name="ce7" table:formula="of:=SUM([.J7:.J46])" office:value-type="float" office:value="0">
            <text:p>0,0</text:p>
          </table:table-cell>
          <table:table-cell table:style-name="ce7" table:formula="of:=SUM([.K7:.K46])" office:value-type="float" office:value="9">
            <text:p>9,0</text:p>
          </table:table-cell>
          <table:table-cell table:style-name="ce7" table:formula="of:=SUM([.L7:.L46])" office:value-type="float" office:value="11">
            <text:p>11,0</text:p>
          </table:table-cell>
          <table:table-cell table:style-name="ce7" table:formula="of:=SUM([.M7:.M46])" office:value-type="float" office:value="10.5">
            <text:p>10,5</text:p>
          </table:table-cell>
          <table:table-cell table:style-name="ce7" table:formula="of:=SUM([.N7:.N46])" office:value-type="float" office:value="3.5">
            <text:p>3,5</text:p>
          </table:table-cell>
          <table:table-cell table:style-name="ce7" table:formula="of:=SUM([.O7:.O46])" office:value-type="float" office:value="3.5">
            <text:p>3,5</text:p>
          </table:table-cell>
          <table:table-cell table:style-name="ce7" table:formula="of:=SUM([.P7:.P46])" office:value-type="float" office:value="4">
            <text:p>4,0</text:p>
          </table:table-cell>
          <table:table-cell table:style-name="ce7" table:formula="of:=SUM([.Q7:.Q46])" office:value-type="float" office:value="5.5">
            <text:p>5,5</text:p>
          </table:table-cell>
          <table:table-cell table:style-name="ce7" table:formula="of:=SUM([.R7:.R46])" office:value-type="float" office:value="6.5">
            <text:p>6,5</text:p>
          </table:table-cell>
          <table:table-cell table:style-name="ce7" table:formula="of:=SUM([.S7:.S46])" office:value-type="float" office:value="8.5">
            <text:p>8,5</text:p>
          </table:table-cell>
          <table:table-cell table:style-name="ce7" table:formula="of:=SUM([.T7:.T46])" office:value-type="float" office:value="5.5">
            <text:p>5,5</text:p>
          </table:table-cell>
          <table:table-cell table:style-name="ce7" table:formula="of:=SUM([.U7:.U46])" office:value-type="float" office:value="1.5">
            <text:p>1,5</text:p>
          </table:table-cell>
          <table:table-cell table:style-name="ce7" table:formula="of:=SUM([.V7:.V46])" office:value-type="float" office:value="0">
            <text:p>0,0</text:p>
          </table:table-cell>
          <table:table-cell table:style-name="ce7" table:formula="of:=SUM([.W7:.W46])" office:value-type="float" office:value="7.5">
            <text:p>7,5</text:p>
          </table:table-cell>
          <table:table-cell table:style-name="ce7" table:formula="of:=SUM([.X7:.X46])" office:value-type="float" office:value="11">
            <text:p>11,0</text:p>
          </table:table-cell>
          <table:table-cell table:style-name="ce7" table:formula="of:=SUM([.Y7:.Y46])" office:value-type="float" office:value="10.5">
            <text:p>10,5</text:p>
          </table:table-cell>
          <table:table-cell table:style-name="ce7" table:formula="of:=SUM([.Z7:.Z46])" office:value-type="float" office:value="10">
            <text:p>10,0</text:p>
          </table:table-cell>
          <table:table-cell table:style-name="ce7" table:formula="of:=SUM([.AA7:.AA46])" office:value-type="float" office:value="11.5">
            <text:p>11,5</text:p>
          </table:table-cell>
          <table:table-cell table:style-name="ce7" table:formula="of:=SUM([.AB7:.AB46])" office:value-type="float" office:value="4">
            <text:p>4,0</text:p>
          </table:table-cell>
          <table:table-cell table:style-name="ce7" table:formula="of:=SUM([.AC7:.AC46])" office:value-type="float" office:value="2">
            <text:p>2,0</text:p>
          </table:table-cell>
          <table:table-cell table:style-name="ce7" table:formula="of:=SUM([.AD7:.AD46])" office:value-type="float" office:value="8">
            <text:p>8,0</text:p>
          </table:table-cell>
          <table:table-cell table:style-name="ce7" table:formula="of:=SUM([.AE7:.AE46])" office:value-type="float" office:value="7.5">
            <text:p>7,5</text:p>
          </table:table-cell>
          <table:table-cell table:style-name="ce7" table:formula="of:=SUM([.AF7:.AF46])" office:value-type="float" office:value="11">
            <text:p>11,0</text:p>
          </table:table-cell>
          <table:table-cell table:style-name="ce7" table:formula="of:=SUM([.AG7:.AG46])" office:value-type="float" office:value="8.5">
            <text:p>8,5</text:p>
          </table:table-cell>
          <table:table-cell table:style-name="ce7" table:formula="of:=SUM([.AH7:.AH46])" office:value-type="float" office:value="10">
            <text:p>10,0</text:p>
          </table:table-cell>
          <table:table-cell table:style-name="ce7" table:formula="of:=SUM([.AI7:.AI46])" office:value-type="float" office:value="0.5">
            <text:p>0,5</text:p>
          </table:table-cell>
          <table:table-cell table:style-name="ce7" table:formula="of:=SUM([.AJ7:.AJ46])" office:value-type="float" office:value="0">
            <text:p>0,0</text:p>
          </table:table-cell>
          <table:table-cell table:style-name="ce7" table:formula="of:=SUM([.AK7:.AK46])" office:value-type="float" office:value="1.5">
            <text:p>1,5</text:p>
          </table:table-cell>
          <table:table-cell table:style-name="ce7" table:formula="of:=SUM([.AL7:.AL46])" office:value-type="float" office:value="4.5">
            <text:p>4,5</text:p>
          </table:table-cell>
          <table:table-cell table:style-name="ce7" table:formula="of:=SUM([.AM7:.AM46])" office:value-type="float" office:value="6.5">
            <text:p>6,5</text:p>
          </table:table-cell>
          <table:table-cell table:style-name="ce7" table:formula="of:=SUM([.AN7:.AN46])" office:value-type="float" office:value="8">
            <text:p>8,0</text:p>
          </table:table-cell>
          <table:table-cell table:style-name="ce7" table:formula="of:=SUM([.AO7:.AO46])" office:value-type="float" office:value="0.5">
            <text:p>0,5</text:p>
          </table:table-cell>
          <table:table-cell table:style-name="ce7" table:formula="of:=SUM([.AP7:.AP46])" office:value-type="float" office:value="1">
            <text:p>1,0</text:p>
          </table:table-cell>
          <table:table-cell table:style-name="ce7" table:formula="of:=SUM([.AQ7:.AQ46])" office:value-type="float" office:value="2.5">
            <text:p>2,5</text:p>
          </table:table-cell>
          <table:table-cell table:style-name="ce7" table:formula="of:=SUM([.AR7:.AR46])" office:value-type="float" office:value="0">
            <text:p>0,0</text:p>
          </table:table-cell>
          <table:table-cell table:style-name="ce7" table:formula="of:=SUM([.AS7:.AS46])" office:value-type="float" office:value="5">
            <text:p>5,0</text:p>
          </table:table-cell>
          <table:table-cell table:style-name="ce7" table:formula="of:=SUM([.AT7:.AT46])" office:value-type="float" office:value="5.5">
            <text:p>5,5</text:p>
          </table:table-cell>
          <table:table-cell table:style-name="ce7" table:formula="of:=SUM([.AU7:.AU46])" office:value-type="float" office:value="8.5">
            <text:p>8,5</text:p>
          </table:table-cell>
          <table:table-cell table:style-name="ce7" table:formula="of:=SUM([.AV7:.AV46])" office:value-type="float" office:value="9">
            <text:p>9,0</text:p>
          </table:table-cell>
          <table:table-cell table:style-name="ce7" table:formula="of:=SUM([.AW7:.AW46])" office:value-type="float" office:value="0">
            <text:p>0,0</text:p>
          </table:table-cell>
          <table:table-cell table:style-name="ce7" table:formula="of:=SUM([.AX7:.AX46])" office:value-type="float" office:value="0">
            <text:p>0,0</text:p>
          </table:table-cell>
          <table:table-cell table:style-name="ce7" table:formula="of:=SUM([.AY7:.AY46])" office:value-type="float" office:value="5.5">
            <text:p>5,5</text:p>
          </table:table-cell>
          <table:table-cell table:style-name="ce7" table:formula="of:=SUM([.AZ7:.AZ46])" office:value-type="float" office:value="9.5">
            <text:p>9,5</text:p>
          </table:table-cell>
          <table:table-cell table:style-name="ce7" table:formula="of:=SUM([.BA7:.BA46])" office:value-type="float" office:value="10.5">
            <text:p>10,5</text:p>
          </table:table-cell>
          <table:table-cell table:style-name="ce7" table:formula="of:=SUM([.BB7:.BB46])" office:value-type="float" office:value="8">
            <text:p>8,0</text:p>
          </table:table-cell>
          <table:table-cell table:style-name="ce7" table:formula="of:=SUM([.BC7:.BC46])" office:value-type="float" office:value="6">
            <text:p>6,0</text:p>
          </table:table-cell>
          <table:table-cell table:style-name="ce7" table:formula="of:=SUM([.BD7:.BD46])" office:value-type="float" office:value="1">
            <text:p>1,0</text:p>
          </table:table-cell>
          <table:table-cell table:style-name="ce7" table:formula="of:=SUM([.BE7:.BE46])" office:value-type="float" office:value="8">
            <text:p>8,0</text:p>
          </table:table-cell>
          <table:table-cell table:style-name="ce7" table:formula="of:=SUM([.BF7:.BF46])" office:value-type="float" office:value="6">
            <text:p>6,0</text:p>
          </table:table-cell>
          <table:table-cell table:style-name="ce7" table:formula="of:=SUM([.BG7:.BG46])" office:value-type="float" office:value="9.5">
            <text:p>9,5</text:p>
          </table:table-cell>
          <table:table-cell table:style-name="ce7" table:formula="of:=SUM([.BH7:.BH46])" office:value-type="float" office:value="6.5">
            <text:p>6,5</text:p>
          </table:table-cell>
          <table:table-cell table:style-name="ce7" table:formula="of:=SUM([.BI7:.BI46])" office:value-type="float" office:value="9">
            <text:p>9,0</text:p>
          </table:table-cell>
          <table:table-cell table:style-name="ce7" table:formula="of:=SUM([.BJ7:.BJ46])" office:value-type="float" office:value="7.5">
            <text:p>7,5</text:p>
          </table:table-cell>
          <table:table-cell table:style-name="ce7" table:formula="of:=SUM([.BK7:.BK46])" office:value-type="float" office:value="3">
            <text:p>3,0</text:p>
          </table:table-cell>
          <table:table-cell table:style-name="ce7" table:formula="of:=SUM([.BL7:.BL46])" office:value-type="float" office:value="0">
            <text:p>0,0</text:p>
          </table:table-cell>
          <table:table-cell table:style-name="ce7" table:formula="of:=SUM([.BM7:.BM46])" office:value-type="float" office:value="4.5">
            <text:p>4,5</text:p>
          </table:table-cell>
          <table:table-cell table:style-name="ce7" table:formula="of:=SUM([.BN7:.BN46])" office:value-type="float" office:value="10">
            <text:p>10,0</text:p>
          </table:table-cell>
          <table:table-cell table:style-name="ce7" table:formula="of:=SUM([.BO7:.BO46])" office:value-type="float" office:value="2">
            <text:p>2,0</text:p>
          </table:table-cell>
          <table:table-cell table:style-name="ce7" table:formula="of:=SUM([.BP7:.BP46])" office:value-type="float" office:value="9">
            <text:p>9,0</text:p>
          </table:table-cell>
          <table:table-cell table:style-name="ce7" table:formula="of:=SUM([.BQ7:.BQ46])" office:value-type="float" office:value="7.5">
            <text:p>7,5</text:p>
          </table:table-cell>
          <table:table-cell table:style-name="ce7" table:formula="of:=SUM([.BR7:.BR46])" office:value-type="float" office:value="1.5">
            <text:p>1,5</text:p>
          </table:table-cell>
          <table:table-cell table:style-name="ce7" table:formula="of:=SUM([.BS7:.BS46])" office:value-type="float" office:value="3">
            <text:p>3,0</text:p>
          </table:table-cell>
          <table:table-cell table:style-name="ce7" table:formula="of:=SUM([.BT7:.BT46])" office:value-type="float" office:value="9">
            <text:p>9,0</text:p>
          </table:table-cell>
          <table:table-cell table:style-name="ce7" table:formula="of:=SUM([.BU7:.BU46])" office:value-type="float" office:value="5.5">
            <text:p>5,5</text:p>
          </table:table-cell>
          <table:table-cell table:style-name="ce7" table:formula="of:=SUM([.BV7:.BV46])" office:value-type="float" office:value="10.5">
            <text:p>10,5</text:p>
          </table:table-cell>
          <table:table-cell table:style-name="ce7" table:formula="of:=SUM([.BW7:.BW46])" office:value-type="float" office:value="9.5">
            <text:p>9,5</text:p>
          </table:table-cell>
          <table:table-cell table:style-name="ce7" table:formula="of:=SUM([.BX7:.BX46])" office:value-type="float" office:value="5.5">
            <text:p>5,5</text:p>
          </table:table-cell>
          <table:table-cell table:style-name="ce7" table:formula="of:=SUM([.BY7:.BY46])" office:value-type="float" office:value="0.5">
            <text:p>0,5</text:p>
          </table:table-cell>
          <table:table-cell table:style-name="ce7" table:formula="of:=SUM([.BZ7:.BZ46])" office:value-type="float" office:value="0">
            <text:p>0,0</text:p>
          </table:table-cell>
          <table:table-cell table:style-name="ce7" table:formula="of:=SUM([.CA7:.CA46])" office:value-type="float" office:value="7">
            <text:p>7,0</text:p>
          </table:table-cell>
          <table:table-cell table:style-name="ce7" table:formula="of:=SUM([.CB7:.CB46])" office:value-type="float" office:value="6">
            <text:p>6,0</text:p>
          </table:table-cell>
          <table:table-cell table:style-name="ce7" table:formula="of:=SUM([.CC7:.CC46])" office:value-type="float" office:value="7.5">
            <text:p>7,5</text:p>
          </table:table-cell>
          <table:table-cell table:style-name="ce7" table:formula="of:=SUM([.CD7:.CD46])" office:value-type="float" office:value="12">
            <text:p>12,0</text:p>
          </table:table-cell>
          <table:table-cell table:style-name="ce7" table:formula="of:=SUM([.CE7:.CE46])" office:value-type="float" office:value="8.5">
            <text:p>8,5</text:p>
          </table:table-cell>
          <table:table-cell table:style-name="ce7" table:formula="of:=SUM([.CF7:.CF46])" office:value-type="float" office:value="1">
            <text:p>1,0</text:p>
          </table:table-cell>
          <table:table-cell table:style-name="ce7" table:formula="of:=SUM([.CG7:.CG46])" office:value-type="float" office:value="1">
            <text:p>1,0</text:p>
          </table:table-cell>
          <table:table-cell table:style-name="ce7" table:formula="of:=SUM([.CH7:.CH46])" office:value-type="float" office:value="7">
            <text:p>7,0</text:p>
          </table:table-cell>
          <table:table-cell table:style-name="ce7" table:formula="of:=SUM([.CI7:.CI46])" office:value-type="float" office:value="7">
            <text:p>7,0</text:p>
          </table:table-cell>
          <table:table-cell table:style-name="ce7" table:formula="of:=SUM([.CJ7:.CJ46])" office:value-type="float" office:value="2">
            <text:p>2,0</text:p>
          </table:table-cell>
          <table:table-cell table:style-name="ce7" table:formula="of:=SUM([.CK7:.CK46])" office:value-type="float" office:value="10">
            <text:p>10,0</text:p>
          </table:table-cell>
          <table:table-cell table:style-name="ce7" table:formula="of:=SUM([.CL7:.CL46])" office:value-type="float" office:value="9">
            <text:p>9,0</text:p>
          </table:table-cell>
          <table:table-cell table:style-name="ce7" table:formula="of:=SUM([.CM7:.CM46])" office:value-type="float" office:value="1">
            <text:p>1,0</text:p>
          </table:table-cell>
          <table:table-cell table:style-name="ce7" table:formula="of:=SUM([.CN7:.CN46])" office:value-type="float" office:value="2.5">
            <text:p>2,5</text:p>
          </table:table-cell>
          <table:table-cell table:style-name="ce7" table:formula="of:=SUM([.CO7:.CO46])" office:value-type="float" office:value="11">
            <text:p>11,0</text:p>
          </table:table-cell>
          <table:table-cell table:style-name="ce7" table:formula="of:=SUM([.CP7:.CP46])" office:value-type="float" office:value="8">
            <text:p>8,0</text:p>
          </table:table-cell>
          <table:table-cell table:style-name="ce7" table:formula="of:=SUM([.CQ7:.CQ46])" office:value-type="float" office:value="8.5">
            <text:p>8,5</text:p>
          </table:table-cell>
          <table:table-cell table:style-name="ce7" table:formula="of:=SUM([.CR7:.CR46])" office:value-type="float" office:value="9">
            <text:p>9,0</text:p>
          </table:table-cell>
          <table:table-cell table:style-name="ce7" table:formula="of:=SUM([.CS7:.CS46])" office:value-type="float" office:value="9.5">
            <text:p>9,5</text:p>
          </table:table-cell>
          <table:table-cell table:style-name="ce7" table:formula="of:=SUM([.CT7:.CT46])" office:value-type="float" office:value="2.5">
            <text:p>2,5</text:p>
          </table:table-cell>
          <table:table-cell table:style-name="ce7" table:formula="of:=SUM([.CU7:.CU46])" office:value-type="float" office:value="0">
            <text:p>0,0</text:p>
          </table:table-cell>
          <table:table-cell table:style-name="ce7" table:formula="of:=SUM([.CV7:.CV46])" office:value-type="float" office:value="8">
            <text:p>8,0</text:p>
          </table:table-cell>
          <table:table-cell table:style-name="ce7" table:formula="of:=SUM([.CW7:.CW46])" office:value-type="float" office:value="5">
            <text:p>5,0</text:p>
          </table:table-cell>
          <table:table-cell table:style-name="ce7" table:formula="of:=SUM([.CX7:.CX46])" office:value-type="float" office:value="8">
            <text:p>8,0</text:p>
          </table:table-cell>
          <table:table-cell table:style-name="ce7" table:formula="of:=SUM([.CY7:.CY46])" office:value-type="float" office:value="8">
            <text:p>8,0</text:p>
          </table:table-cell>
          <table:table-cell table:style-name="ce7" table:formula="of:=SUM([.CZ7:.CZ46])" office:value-type="float" office:value="7">
            <text:p>7,0</text:p>
          </table:table-cell>
          <table:table-cell table:style-name="ce7" table:formula="of:=SUM([.DA7:.DA46])" office:value-type="float" office:value="1">
            <text:p>1,0</text:p>
          </table:table-cell>
          <table:table-cell table:style-name="ce7" table:formula="of:=SUM([.DB7:.DB46])" office:value-type="float" office:value="0">
            <text:p>0,0</text:p>
          </table:table-cell>
          <table:table-cell table:style-name="ce7" table:formula="of:=SUM([.DC7:.DC46])" office:value-type="float" office:value="7.5">
            <text:p>7,5</text:p>
          </table:table-cell>
          <table:table-cell table:style-name="ce7" table:formula="of:=SUM([.DD7:.DD46])" office:value-type="float" office:value="8">
            <text:p>8,0</text:p>
          </table:table-cell>
          <table:table-cell table:style-name="ce7" table:formula="of:=SUM([.DE7:.DE46])" office:value-type="float" office:value="9">
            <text:p>9,0</text:p>
          </table:table-cell>
          <table:table-cell table:style-name="ce7" table:formula="of:=SUM([.DF7:.DF46])" office:value-type="float" office:value="9">
            <text:p>9,0</text:p>
          </table:table-cell>
          <table:table-cell table:style-name="ce7" table:formula="of:=SUM([.DG7:.DG46])" office:value-type="float" office:value="9.5">
            <text:p>9,5</text:p>
          </table:table-cell>
          <table:table-cell table:style-name="ce7" table:formula="of:=SUM([.DH7:.DH46])" office:value-type="float" office:value="1">
            <text:p>1,0</text:p>
          </table:table-cell>
          <table:table-cell table:style-name="ce7" table:formula="of:=SUM([.DI7:.DI46])" office:value-type="float" office:value="0">
            <text:p>0,0</text:p>
          </table:table-cell>
          <table:table-cell table:style-name="ce7" table:formula="of:=SUM([.DJ7:.DJ46])" office:value-type="float" office:value="7.5">
            <text:p>7,5</text:p>
          </table:table-cell>
          <table:table-cell table:style-name="ce7" table:formula="of:=SUM([.DK7:.DK46])" office:value-type="float" office:value="8.5">
            <text:p>8,5</text:p>
          </table:table-cell>
          <table:table-cell table:style-name="ce7" table:formula="of:=SUM([.DL7:.DL46])" office:value-type="float" office:value="8">
            <text:p>8,0</text:p>
          </table:table-cell>
          <table:table-cell table:style-name="ce7" table:formula="of:=SUM([.DM7:.DM46])" office:value-type="float" office:value="10">
            <text:p>10,0</text:p>
          </table:table-cell>
          <table:table-cell table:style-name="ce7" table:formula="of:=SUM([.DN7:.DN46])" office:value-type="float" office:value="8.5">
            <text:p>8,5</text:p>
          </table:table-cell>
          <table:table-cell table:style-name="ce7" table:formula="of:=SUM([.DO7:.DO46])" office:value-type="float" office:value="3.5">
            <text:p>3,5</text:p>
          </table:table-cell>
          <table:table-cell table:style-name="ce7" table:formula="of:=SUM([.DP7:.DP46])" office:value-type="float" office:value="0">
            <text:p>0,0</text:p>
          </table:table-cell>
          <table:table-cell table:style-name="ce7" table:formula="of:=SUM([.DQ7:.DQ46])" office:value-type="float" office:value="6.5">
            <text:p>6,5</text:p>
          </table:table-cell>
          <table:table-cell table:style-name="ce7" table:formula="of:=SUM([.DR7:.DR46])" office:value-type="float" office:value="10.5">
            <text:p>10,5</text:p>
          </table:table-cell>
          <table:table-cell table:style-name="ce7" table:formula="of:=SUM([.DS7:.DS46])" office:value-type="float" office:value="5">
            <text:p>5,0</text:p>
          </table:table-cell>
          <table:table-cell table:style-name="ce7" table:formula="of:=SUM([.DT7:.DT46])" office:value-type="float" office:value="9">
            <text:p>9,0</text:p>
          </table:table-cell>
          <table:table-cell table:style-name="ce7" table:formula="of:=SUM([.DU7:.DU46])" office:value-type="float" office:value="5">
            <text:p>5,0</text:p>
          </table:table-cell>
          <table:table-cell table:style-name="ce7" table:formula="of:=SUM([.DV7:.DV46])" office:value-type="float" office:value="0">
            <text:p>0,0</text:p>
          </table:table-cell>
          <table:table-cell table:style-name="ce7" table:formula="of:=SUM([.DW7:.DW46])" office:value-type="float" office:value="3.5">
            <text:p>3,5</text:p>
          </table:table-cell>
          <table:table-cell table:style-name="ce7" table:formula="of:=SUM([.DX7:.DX46])" office:value-type="float" office:value="7">
            <text:p>7,0</text:p>
          </table:table-cell>
          <table:table-cell table:style-name="ce7" table:formula="of:=SUM([.DY7:.DY46])" office:value-type="float" office:value="11">
            <text:p>11,0</text:p>
          </table:table-cell>
          <table:table-cell table:style-name="ce7" table:formula="of:=SUM([.DZ7:.DZ46])" office:value-type="float" office:value="9.5">
            <text:p>9,5</text:p>
          </table:table-cell>
          <table:table-cell table:style-name="ce7" table:formula="of:=SUM([.EA7:.EA46])" office:value-type="float" office:value="8.5">
            <text:p>8,5</text:p>
          </table:table-cell>
          <table:table-cell table:style-name="ce7" table:formula="of:=SUM([.EB7:.EB46])" office:value-type="float" office:value="7.5">
            <text:p>7,5</text:p>
          </table:table-cell>
          <table:table-cell table:style-name="ce7" table:formula="of:=SUM([.EC7:.EC46])" office:value-type="float" office:value="0">
            <text:p>0,0</text:p>
          </table:table-cell>
          <table:table-cell table:style-name="ce7" table:formula="of:=SUM([.ED7:.ED46])" office:value-type="float" office:value="0">
            <text:p>0,0</text:p>
          </table:table-cell>
          <table:table-cell table:style-name="ce7" table:formula="of:=SUM([.EE7:.EE46])" office:value-type="float" office:value="9">
            <text:p>9,0</text:p>
          </table:table-cell>
          <table:table-cell table:style-name="ce7" table:formula="of:=SUM([.EF7:.EF46])" office:value-type="float" office:value="10.5">
            <text:p>10,5</text:p>
          </table:table-cell>
          <table:table-cell table:style-name="ce7" table:formula="of:=SUM([.EG7:.EG46])" office:value-type="float" office:value="7.5">
            <text:p>7,5</text:p>
          </table:table-cell>
          <table:table-cell table:style-name="ce7" table:formula="of:=SUM([.EH7:.EH46])" office:value-type="float" office:value="10">
            <text:p>10,0</text:p>
          </table:table-cell>
          <table:table-cell table:style-name="ce7" table:formula="of:=SUM([.EI7:.EI46])" office:value-type="float" office:value="8.5">
            <text:p>8,5</text:p>
          </table:table-cell>
          <table:table-cell table:style-name="ce7" table:formula="of:=SUM([.EJ7:.EJ46])" office:value-type="float" office:value="0">
            <text:p>0,0</text:p>
          </table:table-cell>
          <table:table-cell table:style-name="ce7" table:formula="of:=SUM([.EK7:.EK46])" office:value-type="float" office:value="0.5">
            <text:p>0,5</text:p>
          </table:table-cell>
          <table:table-cell table:style-name="ce7" table:formula="of:=SUM([.EL7:.EL46])" office:value-type="float" office:value="7.5">
            <text:p>7,5</text:p>
          </table:table-cell>
          <table:table-cell table:style-name="ce7" table:formula="of:=SUM([.EM7:.EM46])" office:value-type="float" office:value="10">
            <text:p>10,0</text:p>
          </table:table-cell>
          <table:table-cell table:style-name="ce7" table:formula="of:=SUM([.EN7:.EN46])" office:value-type="float" office:value="10.5">
            <text:p>10,5</text:p>
          </table:table-cell>
          <table:table-cell table:style-name="ce7" table:formula="of:=SUM([.EO7:.EO46])" office:value-type="float" office:value="8.5">
            <text:p>8,5</text:p>
          </table:table-cell>
          <table:table-cell table:style-name="ce7" table:formula="of:=SUM([.EP7:.EP46])" office:value-type="float" office:value="7.5">
            <text:p>7,5</text:p>
          </table:table-cell>
          <table:table-cell table:style-name="ce7" table:formula="of:=SUM([.EQ7:.EQ46])" office:value-type="float" office:value="0">
            <text:p>0,0</text:p>
          </table:table-cell>
          <table:table-cell table:style-name="ce7" table:formula="of:=SUM([.ER7:.ER46])" office:value-type="float" office:value="0">
            <text:p>0,0</text:p>
          </table:table-cell>
          <table:table-cell table:style-name="ce7" table:formula="of:=SUM([.ES7:.ES46])" office:value-type="float" office:value="8.5">
            <text:p>8,5</text:p>
          </table:table-cell>
          <table:table-cell table:style-name="ce7" table:formula="of:=SUM([.ET7:.ET46])" office:value-type="float" office:value="7.5">
            <text:p>7,5</text:p>
          </table:table-cell>
          <table:table-cell table:style-name="ce7" table:formula="of:=SUM([.EU7:.EU46])" office:value-type="float" office:value="6.5">
            <text:p>6,5</text:p>
          </table:table-cell>
          <table:table-cell table:style-name="ce7" table:formula="of:=SUM([.EV7:.EV46])" office:value-type="float" office:value="2">
            <text:p>2,0</text:p>
          </table:table-cell>
          <table:table-cell table:style-name="ce7" table:formula="of:=SUM([.EW7:.EW46])" office:value-type="float" office:value="5.5">
            <text:p>5,5</text:p>
          </table:table-cell>
          <table:table-cell table:style-name="ce7" table:formula="of:=SUM([.EX7:.EX46])" office:value-type="float" office:value="13.5">
            <text:p>13,5</text:p>
          </table:table-cell>
          <table:table-cell table:style-name="ce7" table:formula="of:=SUM([.EY7:.EY46])" office:value-type="float" office:value="8.5">
            <text:p>8,5</text:p>
          </table:table-cell>
          <table:table-cell table:style-name="ce7" table:formula="of:=SUM([.EZ7:.EZ46])" office:value-type="float" office:value="9.5">
            <text:p>9,5</text:p>
          </table:table-cell>
          <table:table-cell table:style-name="ce7" table:formula="of:=SUM([.FA7:.FA46])" office:value-type="float" office:value="8.5">
            <text:p>8,5</text:p>
          </table:table-cell>
          <table:table-cell table:style-name="ce7" table:formula="of:=SUM([.FB7:.FB46])" office:value-type="float" office:value="9">
            <text:p>9,0</text:p>
          </table:table-cell>
          <table:table-cell table:style-name="ce7" table:formula="of:=SUM([.FC7:.FC46])" office:value-type="float" office:value="10.5">
            <text:p>10,5</text:p>
          </table:table-cell>
          <table:table-cell table:style-name="ce7" table:formula="of:=SUM([.FD7:.FD46])" office:value-type="float" office:value="3">
            <text:p>3,0</text:p>
          </table:table-cell>
          <table:table-cell table:style-name="ce7" table:formula="of:=SUM([.FE7:.FE46])" office:value-type="float" office:value="0">
            <text:p>0,0</text:p>
          </table:table-cell>
          <table:table-cell table:style-name="ce7" table:formula="of:=SUM([.FF7:.FF46])" office:value-type="float" office:value="0">
            <text:p>0,0</text:p>
          </table:table-cell>
          <table:table-cell table:style-name="ce7" table:formula="of:=SUM([.FG7:.FG46])" office:value-type="float" office:value="0">
            <text:p>0,0</text:p>
          </table:table-cell>
          <table:table-cell table:style-name="ce7" table:formula="of:=SUM([.FH7:.FH46])" office:value-type="float" office:value="0">
            <text:p>0,0</text:p>
          </table:table-cell>
          <table:table-cell table:style-name="ce7" table:formula="of:=SUM([.FI7:.FI46])" office:value-type="float" office:value="0">
            <text:p>0,0</text:p>
          </table:table-cell>
          <table:table-cell table:style-name="ce7" table:formula="of:=SUM([.FJ7:.FJ46])" office:value-type="float" office:value="0">
            <text:p>0,0</text:p>
          </table:table-cell>
          <table:table-cell table:style-name="ce7" table:formula="of:=SUM([.FK7:.FK46])" office:value-type="float" office:value="0">
            <text:p>0,0</text:p>
          </table:table-cell>
          <table:table-cell table:style-name="ce7" table:formula="of:=SUM([.FL7:.FL46])" office:value-type="float" office:value="0">
            <text:p>0,0</text:p>
          </table:table-cell>
          <table:table-cell table:style-name="ce7" table:formula="of:=SUM([.FM7:.FM46])" office:value-type="float" office:value="0">
            <text:p>0,0</text:p>
          </table:table-cell>
          <table:table-cell table:style-name="ce7" table:formula="of:=SUM([.FN7:.FN46])" office:value-type="float" office:value="0">
            <text:p>0,0</text:p>
          </table:table-cell>
          <table:table-cell table:style-name="ce7" table:formula="of:=SUM([.FO7:.FO46])" office:value-type="float" office:value="0">
            <text:p>0,0</text:p>
          </table:table-cell>
          <table:table-cell table:style-name="ce7" table:formula="of:=SUM([.FP7:.FP46])" office:value-type="float" office:value="0">
            <text:p>0,0</text:p>
          </table:table-cell>
          <table:table-cell table:style-name="ce7" table:formula="of:=SUM([.FQ7:.FQ46])" office:value-type="float" office:value="0">
            <text:p>0,0</text:p>
          </table:table-cell>
          <table:table-cell table:style-name="ce7" table:formula="of:=SUM([.FR7:.FR46])" office:value-type="float" office:value="0">
            <text:p>0,0</text:p>
          </table:table-cell>
          <table:table-cell table:style-name="ce7" table:formula="of:=SUM([.FS7:.FS46])" office:value-type="float" office:value="0.5">
            <text:p>0,5</text:p>
          </table:table-cell>
          <table:table-cell table:style-name="ce7" table:formula="of:=SUM([.FT7:.FT46])" office:value-type="float" office:value="0">
            <text:p>0,0</text:p>
          </table:table-cell>
          <table:table-cell table:style-name="ce7" table:formula="of:=SUM([.FU7:.FU46])" office:value-type="float" office:value="8">
            <text:p>8,0</text:p>
          </table:table-cell>
          <table:table-cell table:style-name="ce7" table:formula="of:=SUM([.FV7:.FV46])" office:value-type="float" office:value="0.5">
            <text:p>0,5</text:p>
          </table:table-cell>
          <table:table-cell table:style-name="ce7" table:formula="of:=SUM([.FW7:.FW46])" office:value-type="float" office:value="4.5">
            <text:p>4,5</text:p>
          </table:table-cell>
          <table:table-cell table:style-name="ce7" table:formula="of:=SUM([.FX7:.FX46])" office:value-type="float" office:value="10">
            <text:p>10,0</text:p>
          </table:table-cell>
          <table:table-cell table:style-name="ce7" table:formula="of:=SUM([.FY7:.FY46])" office:value-type="float" office:value="6.5">
            <text:p>6,5</text:p>
          </table:table-cell>
          <table:table-cell table:style-name="ce7" table:formula="of:=SUM([.FZ7:.FZ46])" office:value-type="float" office:value="0">
            <text:p>0,0</text:p>
          </table:table-cell>
          <table:table-cell table:style-name="ce7" table:formula="of:=SUM([.GA7:.GA46])" office:value-type="float" office:value="0">
            <text:p>0,0</text:p>
          </table:table-cell>
          <table:table-cell table:style-name="ce7" table:formula="of:=SUM([.GB7:.GB46])" office:value-type="float" office:value="8">
            <text:p>8,0</text:p>
          </table:table-cell>
          <table:table-cell table:style-name="ce7" table:formula="of:=SUM([.GC7:.GC46])" office:value-type="float" office:value="6">
            <text:p>6,0</text:p>
          </table:table-cell>
          <table:table-cell table:style-name="ce7" table:formula="of:=SUM([.GD7:.GD46])" office:value-type="float" office:value="11.5">
            <text:p>11,5</text:p>
          </table:table-cell>
          <table:table-cell table:style-name="ce7" table:formula="of:=SUM([.GE7:.GE46])" office:value-type="float" office:value="0">
            <text:p>0,0</text:p>
          </table:table-cell>
          <table:table-cell table:style-name="ce7" table:formula="of:=SUM([.GF7:.GF46])" office:value-type="float" office:value="0">
            <text:p>0,0</text:p>
          </table:table-cell>
          <table:table-cell table:style-name="ce7" table:formula="of:=SUM([.GG7:.GG46])" office:value-type="float" office:value="0">
            <text:p>0,0</text:p>
          </table:table-cell>
          <table:table-cell table:style-name="ce7" table:formula="of:=SUM([.GH7:.GH46])" office:value-type="float" office:value="0">
            <text:p>0,0</text:p>
          </table:table-cell>
          <table:table-cell table:style-name="ce7" table:formula="of:=SUM([.GI7:.GI46])" office:value-type="float" office:value="2">
            <text:p>2,0</text:p>
          </table:table-cell>
          <table:table-cell table:style-name="ce7" table:formula="of:=SUM([.GJ7:.GJ46])" office:value-type="float" office:value="8.5">
            <text:p>8,5</text:p>
          </table:table-cell>
          <table:table-cell table:style-name="ce7" table:formula="of:=SUM([.GK7:.GK46])" office:value-type="float" office:value="7.5">
            <text:p>7,5</text:p>
          </table:table-cell>
          <table:table-cell table:style-name="ce7" table:formula="of:=SUM([.GL7:.GL46])" office:value-type="float" office:value="6">
            <text:p>6,0</text:p>
          </table:table-cell>
          <table:table-cell table:style-name="ce7" table:formula="of:=SUM([.GM7:.GM46])" office:value-type="float" office:value="5">
            <text:p>5,0</text:p>
          </table:table-cell>
          <table:table-cell table:style-name="ce7" table:formula="of:=SUM([.GN7:.GN46])" office:value-type="float" office:value="0">
            <text:p>0,0</text:p>
          </table:table-cell>
          <table:table-cell table:style-name="ce7" table:formula="of:=SUM([.GO7:.GO46])" office:value-type="float" office:value="0">
            <text:p>0,0</text:p>
          </table:table-cell>
          <table:table-cell table:style-name="ce7" table:formula="of:=SUM([.GP7:.GP46])" office:value-type="float" office:value="5.5">
            <text:p>5,5</text:p>
          </table:table-cell>
          <table:table-cell table:style-name="ce7" table:formula="of:=SUM([.GQ7:.GQ46])" office:value-type="float" office:value="7">
            <text:p>7,0</text:p>
          </table:table-cell>
          <table:table-cell table:style-name="ce7" table:formula="of:=SUM([.GR7:.GR46])" office:value-type="float" office:value="0">
            <text:p>0,0</text:p>
          </table:table-cell>
          <table:table-cell table:style-name="ce7" table:formula="of:=SUM([.GS7:.GS46])" office:value-type="float" office:value="5.5">
            <text:p>5,5</text:p>
          </table:table-cell>
          <table:table-cell table:style-name="ce7" table:formula="of:=SUM([.GT7:.GT46])" office:value-type="float" office:value="6">
            <text:p>6,0</text:p>
          </table:table-cell>
          <table:table-cell table:style-name="ce7" table:formula="of:=SUM([.GU7:.GU46])" office:value-type="float" office:value="0">
            <text:p>0,0</text:p>
          </table:table-cell>
          <table:table-cell table:style-name="ce7" table:formula="of:=SUM([.GV7:.GV46])" office:value-type="float" office:value="0">
            <text:p>0,0</text:p>
          </table:table-cell>
          <table:table-cell table:style-name="ce7" table:formula="of:=SUM([.GW7:.GW46])" office:value-type="float" office:value="5.5">
            <text:p>5,5</text:p>
          </table:table-cell>
          <table:table-cell table:style-name="ce7" table:formula="of:=SUM([.GX7:.GX46])" office:value-type="float" office:value="6">
            <text:p>6,0</text:p>
          </table:table-cell>
          <table:table-cell table:style-name="ce7" table:formula="of:=SUM([.GY7:.GY46])" office:value-type="float" office:value="8.5">
            <text:p>8,5</text:p>
          </table:table-cell>
          <table:table-cell table:style-name="ce7" table:formula="of:=SUM([.GZ7:.GZ46])" office:value-type="float" office:value="2.5">
            <text:p>2,5</text:p>
          </table:table-cell>
          <table:table-cell table:style-name="ce7" table:formula="of:=SUM([.HA7:.HA46])" office:value-type="float" office:value="0">
            <text:p>0,0</text:p>
          </table:table-cell>
          <table:table-cell table:style-name="ce7" table:formula="of:=SUM([.HB7:.HB46])" office:value-type="float" office:value="0">
            <text:p>0,0</text:p>
          </table:table-cell>
          <table:table-cell table:style-name="ce7" table:formula="of:=SUM([.HC7:.HC46])" office:value-type="float" office:value="0">
            <text:p>0,0</text:p>
          </table:table-cell>
          <table:table-cell table:style-name="ce7" table:formula="of:=SUM([.HD7:.HD46])" office:value-type="float" office:value="3">
            <text:p>3,0</text:p>
          </table:table-cell>
          <table:table-cell table:style-name="ce7" table:formula="of:=SUM([.HE7:.HE46])" office:value-type="float" office:value="6.5">
            <text:p>6,5</text:p>
          </table:table-cell>
          <table:table-cell table:style-name="ce7" table:formula="of:=SUM([.HF7:.HF46])" office:value-type="float" office:value="6">
            <text:p>6,0</text:p>
          </table:table-cell>
          <table:table-cell table:style-name="ce7" table:formula="of:=SUM([.HG7:.HG46])" office:value-type="float" office:value="9.5">
            <text:p>9,5</text:p>
          </table:table-cell>
          <table:table-cell table:style-name="ce7" table:formula="of:=SUM([.HH7:.HH46])" office:value-type="float" office:value="6">
            <text:p>6,0</text:p>
          </table:table-cell>
          <table:table-cell table:style-name="ce7" table:formula="of:=SUM([.HI7:.HI46])" office:value-type="float" office:value="0">
            <text:p>0,0</text:p>
          </table:table-cell>
          <table:table-cell table:style-name="ce7" table:formula="of:=SUM([.HJ7:.HJ46])" office:value-type="float" office:value="0">
            <text:p>0,0</text:p>
          </table:table-cell>
          <table:table-cell table:style-name="ce7" table:formula="of:=SUM([.HK7:.HK46])" office:value-type="float" office:value="8.5">
            <text:p>8,5</text:p>
          </table:table-cell>
          <table:table-cell table:style-name="ce7" table:formula="of:=SUM([.HL7:.HL46])" office:value-type="float" office:value="8">
            <text:p>8,0</text:p>
          </table:table-cell>
          <table:table-cell table:style-name="ce7" table:formula="of:=SUM([.HM7:.HM46])" office:value-type="float" office:value="5">
            <text:p>5,0</text:p>
          </table:table-cell>
          <table:table-cell table:style-name="ce7" table:formula="of:=SUM([.HN7:.HN46])" office:value-type="float" office:value="8.5">
            <text:p>8,5</text:p>
          </table:table-cell>
          <table:table-cell table:style-name="ce7" table:formula="of:=SUM([.HO7:.HO46])" office:value-type="float" office:value="6">
            <text:p>6,0</text:p>
          </table:table-cell>
          <table:table-cell table:style-name="ce7" table:formula="of:=SUM([.HP7:.HP46])" office:value-type="float" office:value="0.5">
            <text:p>0,5</text:p>
          </table:table-cell>
          <table:table-cell table:style-name="ce7" table:formula="of:=SUM([.HQ7:.HQ46])" office:value-type="float" office:value="0">
            <text:p>0,0</text:p>
          </table:table-cell>
          <table:table-cell table:style-name="ce7" table:formula="of:=SUM([.HR7:.HR46])" office:value-type="float" office:value="6.5">
            <text:p>6,5</text:p>
          </table:table-cell>
          <table:table-cell table:style-name="ce7" table:formula="of:=SUM([.HS7:.HS46])" office:value-type="float" office:value="8">
            <text:p>8,0</text:p>
          </table:table-cell>
          <table:table-cell table:style-name="ce7" table:formula="of:=SUM([.HT7:.HT46])" office:value-type="float" office:value="4">
            <text:p>4,0</text:p>
          </table:table-cell>
          <table:table-cell table:style-name="ce7" table:formula="of:=SUM([.HU7:.HU46])" office:value-type="float" office:value="9">
            <text:p>9,0</text:p>
          </table:table-cell>
          <table:table-cell table:style-name="ce7" table:formula="of:=SUM([.HV7:.HV46])" office:value-type="float" office:value="8">
            <text:p>8,0</text:p>
          </table:table-cell>
          <table:table-cell table:style-name="ce7" table:formula="of:=SUM([.HW7:.HW46])" office:value-type="float" office:value="0">
            <text:p>0,0</text:p>
          </table:table-cell>
          <table:table-cell table:style-name="ce7" table:formula="of:=SUM([.HX7:.HX46])" office:value-type="float" office:value="0">
            <text:p>0,0</text:p>
          </table:table-cell>
          <table:table-cell table:style-name="ce7" table:formula="of:=SUM([.HY7:.HY46])" office:value-type="float" office:value="5.5">
            <text:p>5,5</text:p>
          </table:table-cell>
          <table:table-cell table:style-name="ce7" table:formula="of:=SUM([.HZ7:.HZ46])" office:value-type="float" office:value="7.5">
            <text:p>7,5</text:p>
          </table:table-cell>
          <table:table-cell table:style-name="ce7" table:formula="of:=SUM([.IA7:.IA46])" office:value-type="float" office:value="4">
            <text:p>4,0</text:p>
          </table:table-cell>
          <table:table-cell table:style-name="ce7" table:formula="of:=SUM([.IB7:.IB46])" office:value-type="float" office:value="10">
            <text:p>10,0</text:p>
          </table:table-cell>
          <table:table-cell table:style-name="ce7" table:formula="of:=SUM([.IC7:.IC46])" office:value-type="float" office:value="9">
            <text:p>9,0</text:p>
          </table:table-cell>
          <table:table-cell table:style-name="ce7" table:formula="of:=SUM([.ID7:.ID46])" office:value-type="float" office:value="0">
            <text:p>0,0</text:p>
          </table:table-cell>
          <table:table-cell table:style-name="ce7" table:formula="of:=SUM([.IE7:.IE46])" office:value-type="float" office:value="0">
            <text:p>0,0</text:p>
          </table:table-cell>
          <table:table-cell table:style-name="ce7" table:formula="of:=SUM([.IF7:.IF46])" office:value-type="float" office:value="5">
            <text:p>5,0</text:p>
          </table:table-cell>
          <table:table-cell table:style-name="ce7" table:formula="of:=SUM([.IG7:.IG46])" office:value-type="float" office:value="11">
            <text:p>11,0</text:p>
          </table:table-cell>
          <table:table-cell table:style-name="ce7" table:formula="of:=SUM([.IH7:.IH46])" office:value-type="float" office:value="10.5">
            <text:p>10,5</text:p>
          </table:table-cell>
          <table:table-cell table:style-name="ce7" table:formula="of:=SUM([.II7:.II46])" office:value-type="float" office:value="8">
            <text:p>8,0</text:p>
          </table:table-cell>
          <table:table-cell table:style-name="ce7" table:formula="of:=SUM([.IJ7:.IJ46])" office:value-type="float" office:value="10">
            <text:p>10,0</text:p>
          </table:table-cell>
          <table:table-cell table:style-name="ce7" table:formula="of:=SUM([.IK7:.IK46])" office:value-type="float" office:value="0">
            <text:p>0,0</text:p>
          </table:table-cell>
          <table:table-cell table:style-name="ce7" table:formula="of:=SUM([.IL7:.IL46])" office:value-type="float" office:value="0">
            <text:p>0,0</text:p>
          </table:table-cell>
          <table:table-cell table:style-name="ce7" table:formula="of:=SUM([.IM7:.IM46])" office:value-type="float" office:value="0">
            <text:p>0,0</text:p>
          </table:table-cell>
          <table:table-cell table:style-name="ce7" table:formula="of:=SUM([.IN7:.IN46])" office:value-type="float" office:value="9.5">
            <text:p>9,5</text:p>
          </table:table-cell>
          <table:table-cell table:style-name="ce7" table:formula="of:=SUM([.IO7:.IO46])" office:value-type="float" office:value="4.5">
            <text:p>4,5</text:p>
          </table:table-cell>
          <table:table-cell table:style-name="ce7" table:formula="of:=SUM([.IP7:.IP46])" office:value-type="float" office:value="9">
            <text:p>9,0</text:p>
          </table:table-cell>
          <table:table-cell table:style-name="ce7" table:formula="of:=SUM([.IQ7:.IQ46])" office:value-type="float" office:value="7">
            <text:p>7,0</text:p>
          </table:table-cell>
          <table:table-cell table:style-name="ce7" table:formula="of:=SUM([.IR7:.IR46])" office:value-type="float" office:value="0">
            <text:p>0,0</text:p>
          </table:table-cell>
          <table:table-cell table:style-name="ce7" table:formula="of:=SUM([.IS7:.IS46])" office:value-type="float" office:value="0">
            <text:p>0,0</text:p>
          </table:table-cell>
          <table:table-cell table:style-name="ce7" table:formula="of:=SUM([.IT7:.IT46])" office:value-type="float" office:value="6">
            <text:p>6,0</text:p>
          </table:table-cell>
          <table:table-cell table:style-name="ce7" table:formula="of:=SUM([.IU7:.IU46])" office:value-type="float" office:value="6.5">
            <text:p>6,5</text:p>
          </table:table-cell>
          <table:table-cell table:style-name="ce7" table:formula="of:=SUM([.IV7:.IV46])" office:value-type="float" office:value="5.5">
            <text:p>5,5</text:p>
          </table:table-cell>
          <table:table-cell table:style-name="ce7" table:formula="of:=SUM([.IW7:.IW46])" office:value-type="float" office:value="9">
            <text:p>9,0</text:p>
          </table:table-cell>
          <table:table-cell table:style-name="ce7" table:formula="of:=SUM([.IX7:.IX46])" office:value-type="float" office:value="8">
            <text:p>8,0</text:p>
          </table:table-cell>
          <table:table-cell table:style-name="ce7" table:formula="of:=SUM([.IY7:.IY46])" office:value-type="float" office:value="1.5">
            <text:p>1,5</text:p>
          </table:table-cell>
          <table:table-cell table:style-name="ce7" table:formula="of:=SUM([.IZ7:.IZ46])" office:value-type="float" office:value="3.5">
            <text:p>3,5</text:p>
          </table:table-cell>
          <table:table-cell table:style-name="ce7" table:formula="of:=SUM([.JA7:.JA46])" office:value-type="float" office:value="8.5">
            <text:p>8,5</text:p>
          </table:table-cell>
          <table:table-cell table:style-name="ce7" table:formula="of:=SUM([.JB7:.JB46])" office:value-type="float" office:value="5.5">
            <text:p>5,5</text:p>
          </table:table-cell>
          <table:table-cell table:style-name="ce7" table:formula="of:=SUM([.JC7:.JC46])" office:value-type="float" office:value="7">
            <text:p>7,0</text:p>
          </table:table-cell>
          <table:table-cell table:style-name="ce7" table:formula="of:=SUM([.JD7:.JD46])" office:value-type="float" office:value="7.5">
            <text:p>7,5</text:p>
          </table:table-cell>
          <table:table-cell table:style-name="ce7" table:formula="of:=SUM([.JE7:.JE46])" office:value-type="float" office:value="8">
            <text:p>8,0</text:p>
          </table:table-cell>
          <table:table-cell table:style-name="ce7" table:formula="of:=SUM([.JF7:.JF46])" office:value-type="float" office:value="0">
            <text:p>0,0</text:p>
          </table:table-cell>
          <table:table-cell table:style-name="ce7" table:formula="of:=SUM([.JG7:.JG46])" office:value-type="float" office:value="4.5">
            <text:p>4,5</text:p>
          </table:table-cell>
          <table:table-cell table:style-name="ce7" table:formula="of:=SUM([.JH7:.JH46])" office:value-type="float" office:value="6.5">
            <text:p>6,5</text:p>
          </table:table-cell>
          <table:table-cell table:style-name="ce7" table:formula="of:=SUM([.JI7:.JI46])" office:value-type="float" office:value="0">
            <text:p>0,0</text:p>
          </table:table-cell>
          <table:table-cell table:style-name="ce7" table:formula="of:=SUM([.JJ7:.JJ46])" office:value-type="float" office:value="8">
            <text:p>8,0</text:p>
          </table:table-cell>
          <table:table-cell table:style-name="ce7" table:formula="of:=SUM([.JK7:.JK46])" office:value-type="float" office:value="7">
            <text:p>7,0</text:p>
          </table:table-cell>
          <table:table-cell table:style-name="ce7" table:formula="of:=SUM([.JL7:.JL46])" office:value-type="float" office:value="2">
            <text:p>2,0</text:p>
          </table:table-cell>
          <table:table-cell table:style-name="ce7" table:formula="of:=SUM([.JM7:.JM46])" office:value-type="float" office:value="0">
            <text:p>0,0</text:p>
          </table:table-cell>
          <table:table-cell table:style-name="ce7" table:formula="of:=SUM([.JN7:.JN46])" office:value-type="float" office:value="0">
            <text:p>0,0</text:p>
          </table:table-cell>
          <table:table-cell table:style-name="ce7" table:formula="of:=SUM([.JO7:.JO46])" office:value-type="float" office:value="1.5">
            <text:p>1,5</text:p>
          </table:table-cell>
          <table:table-cell table:style-name="ce7" table:formula="of:=SUM([.JP7:.JP46])" office:value-type="float" office:value="6">
            <text:p>6,0</text:p>
          </table:table-cell>
          <table:table-cell table:style-name="ce7" table:formula="of:=SUM([.JQ7:.JQ46])" office:value-type="float" office:value="7.5">
            <text:p>7,5</text:p>
          </table:table-cell>
          <table:table-cell table:style-name="ce7" table:formula="of:=SUM([.JR7:.JR46])" office:value-type="float" office:value="9.5">
            <text:p>9,5</text:p>
          </table:table-cell>
          <table:table-cell table:style-name="ce7" table:formula="of:=SUM([.JS7:.JS46])" office:value-type="float" office:value="0">
            <text:p>0,0</text:p>
          </table:table-cell>
          <table:table-cell table:style-name="ce7" table:formula="of:=SUM([.JT7:.JT46])" office:value-type="float" office:value="3">
            <text:p>3,0</text:p>
          </table:table-cell>
          <table:table-cell table:style-name="ce7" table:formula="of:=SUM([.JU7:.JU46])" office:value-type="float" office:value="0">
            <text:p>0,0</text:p>
          </table:table-cell>
          <table:table-cell table:style-name="ce7" table:formula="of:=SUM([.JV7:.JV46])" office:value-type="float" office:value="1.5">
            <text:p>1,5</text:p>
          </table:table-cell>
          <table:table-cell table:style-name="ce7" table:formula="of:=SUM([.JW7:.JW46])" office:value-type="float" office:value="7.5">
            <text:p>7,5</text:p>
          </table:table-cell>
          <table:table-cell table:style-name="ce7" table:formula="of:=SUM([.JX7:.JX46])" office:value-type="float" office:value="9.5">
            <text:p>9,5</text:p>
          </table:table-cell>
          <table:table-cell table:style-name="ce7" table:formula="of:=SUM([.JY7:.JY46])" office:value-type="float" office:value="10">
            <text:p>10,0</text:p>
          </table:table-cell>
          <table:table-cell table:style-name="ce7" table:formula="of:=SUM([.JZ7:.JZ46])" office:value-type="float" office:value="9">
            <text:p>9,0</text:p>
          </table:table-cell>
          <table:table-cell table:style-name="ce7" table:formula="of:=SUM([.KA7:.KA46])" office:value-type="float" office:value="0">
            <text:p>0,0</text:p>
          </table:table-cell>
          <table:table-cell table:style-name="ce7" table:formula="of:=SUM([.KB7:.KB46])" office:value-type="float" office:value="1.5">
            <text:p>1,5</text:p>
          </table:table-cell>
          <table:table-cell table:style-name="ce7" table:formula="of:=SUM([.KC7:.KC46])" office:value-type="float" office:value="2">
            <text:p>2,0</text:p>
          </table:table-cell>
          <table:table-cell table:style-name="ce7" table:formula="of:=SUM([.KD7:.KD46])" office:value-type="float" office:value="7">
            <text:p>7,0</text:p>
          </table:table-cell>
          <table:table-cell table:style-name="ce7" table:formula="of:=SUM([.KE7:.KE46])" office:value-type="float" office:value="10">
            <text:p>10,0</text:p>
          </table:table-cell>
          <table:table-cell table:style-name="ce7" table:formula="of:=SUM([.KF7:.KF46])" office:value-type="float" office:value="9.5">
            <text:p>9,5</text:p>
          </table:table-cell>
          <table:table-cell table:style-name="ce7" table:formula="of:=SUM([.KG7:.KG46])" office:value-type="float" office:value="0">
            <text:p>0,0</text:p>
          </table:table-cell>
          <table:table-cell table:style-name="ce7" table:formula="of:=SUM([.KH7:.KH46])" office:value-type="float" office:value="0">
            <text:p>0,0</text:p>
          </table:table-cell>
          <table:table-cell table:style-name="ce7" table:formula="of:=SUM([.KI7:.KI46])" office:value-type="float" office:value="0">
            <text:p>0,0</text:p>
          </table:table-cell>
          <table:table-cell table:style-name="ce7" table:formula="of:=SUM([.KJ7:.KJ46])" office:value-type="float" office:value="11">
            <text:p>11,0</text:p>
          </table:table-cell>
          <table:table-cell table:style-name="ce7" table:formula="of:=SUM([.KK7:.KK46])" office:value-type="float" office:value="11">
            <text:p>11,0</text:p>
          </table:table-cell>
          <table:table-cell table:style-name="ce7" table:formula="of:=SUM([.KL7:.KL46])" office:value-type="float" office:value="8.5">
            <text:p>8,5</text:p>
          </table:table-cell>
          <table:table-cell table:style-name="ce7" table:formula="of:=SUM([.KM7:.KM46])" office:value-type="float" office:value="8.5">
            <text:p>8,5</text:p>
          </table:table-cell>
          <table:table-cell table:style-name="ce7" table:formula="of:=SUM([.KN7:.KN46])" office:value-type="float" office:value="5.5">
            <text:p>5,5</text:p>
          </table:table-cell>
          <table:table-cell table:style-name="ce7" table:formula="of:=SUM([.KO7:.KO46])" office:value-type="float" office:value="2">
            <text:p>2,0</text:p>
          </table:table-cell>
          <table:table-cell table:style-name="ce7" table:formula="of:=SUM([.KP7:.KP46])" office:value-type="float" office:value="0">
            <text:p>0,0</text:p>
          </table:table-cell>
          <table:table-cell table:style-name="ce7" table:formula="of:=SUM([.KQ7:.KQ46])" office:value-type="float" office:value="7">
            <text:p>7,0</text:p>
          </table:table-cell>
          <table:table-cell table:style-name="ce7" table:formula="of:=SUM([.KR7:.KR46])" office:value-type="float" office:value="8">
            <text:p>8,0</text:p>
          </table:table-cell>
          <table:table-cell table:style-name="ce7" table:formula="of:=SUM([.KS7:.KS46])" office:value-type="float" office:value="9">
            <text:p>9,0</text:p>
          </table:table-cell>
          <table:table-cell table:style-name="ce7" table:formula="of:=SUM([.KT7:.KT46])" office:value-type="float" office:value="8.5">
            <text:p>8,5</text:p>
          </table:table-cell>
          <table:table-cell table:style-name="ce7" table:formula="of:=SUM([.KU7:.KU46])" office:value-type="float" office:value="0">
            <text:p>0,0</text:p>
          </table:table-cell>
          <table:table-cell table:style-name="ce7" table:formula="of:=SUM([.KV7:.KV46])" office:value-type="float" office:value="0">
            <text:p>0,0</text:p>
          </table:table-cell>
          <table:table-cell table:style-name="ce7" table:formula="of:=SUM([.KW7:.KW46])" office:value-type="float" office:value="0">
            <text:p>0,0</text:p>
          </table:table-cell>
          <table:table-cell table:style-name="ce7" table:formula="of:=SUM([.KX7:.KX46])" office:value-type="float" office:value="7">
            <text:p>7,0</text:p>
          </table:table-cell>
          <table:table-cell table:style-name="ce7" table:formula="of:=SUM([.KY7:.KY46])" office:value-type="float" office:value="0">
            <text:p>0,0</text:p>
          </table:table-cell>
          <table:table-cell table:style-name="ce7" table:formula="of:=SUM([.KZ7:.KZ46])" office:value-type="float" office:value="7">
            <text:p>7,0</text:p>
          </table:table-cell>
          <table:table-cell table:style-name="ce7" table:formula="of:=SUM([.LA7:.LA46])" office:value-type="float" office:value="9.5">
            <text:p>9,5</text:p>
          </table:table-cell>
          <table:table-cell table:style-name="ce7" table:formula="of:=SUM([.LB7:.LB46])" office:value-type="float" office:value="9.5">
            <text:p>9,5</text:p>
          </table:table-cell>
          <table:table-cell table:style-name="ce7" table:formula="of:=SUM([.LC7:.LC46])" office:value-type="float" office:value="1">
            <text:p>1,0</text:p>
          </table:table-cell>
          <table:table-cell table:style-name="ce7" table:formula="of:=SUM([.LD7:.LD46])" office:value-type="float" office:value="0">
            <text:p>0,0</text:p>
          </table:table-cell>
          <table:table-cell table:style-name="ce7" table:formula="of:=SUM([.LE7:.LE46])" office:value-type="float" office:value="7.5">
            <text:p>7,5</text:p>
          </table:table-cell>
          <table:table-cell table:style-name="ce7" table:formula="of:=SUM([.LF7:.LF46])" office:value-type="float" office:value="9.5">
            <text:p>9,5</text:p>
          </table:table-cell>
          <table:table-cell table:style-name="ce7" table:formula="of:=SUM([.LG7:.LG46])" office:value-type="float" office:value="8">
            <text:p>8,0</text:p>
          </table:table-cell>
          <table:table-cell table:style-name="ce7" table:formula="of:=SUM([.LH7:.LH46])" office:value-type="float" office:value="8">
            <text:p>8,0</text:p>
          </table:table-cell>
          <table:table-cell table:style-name="ce7" table:formula="of:=SUM([.LI7:.LI46])" office:value-type="float" office:value="8">
            <text:p>8,0</text:p>
          </table:table-cell>
          <table:table-cell table:style-name="ce7" table:formula="of:=SUM([.LJ7:.LJ46])" office:value-type="float" office:value="0">
            <text:p>0,0</text:p>
          </table:table-cell>
          <table:table-cell table:style-name="ce7" table:formula="of:=SUM([.LK7:.LK46])" office:value-type="float" office:value="0">
            <text:p>0,0</text:p>
          </table:table-cell>
          <table:table-cell table:style-name="ce7" table:formula="of:=SUM([.LL7:.LL46])" office:value-type="float" office:value="0">
            <text:p>0,0</text:p>
          </table:table-cell>
          <table:table-cell table:style-name="ce7" table:formula="of:=SUM([.LM7:.LM46])" office:value-type="float" office:value="7">
            <text:p>7,0</text:p>
          </table:table-cell>
          <table:table-cell table:style-name="ce7" table:formula="of:=SUM([.LN7:.LN46])" office:value-type="float" office:value="8">
            <text:p>8,0</text:p>
          </table:table-cell>
          <table:table-cell table:style-name="ce7" table:formula="of:=SUM([.LO7:.LO46])" office:value-type="float" office:value="8">
            <text:p>8,0</text:p>
          </table:table-cell>
          <table:table-cell table:style-name="ce7" table:formula="of:=SUM([.LP7:.LP46])" office:value-type="float" office:value="8">
            <text:p>8,0</text:p>
          </table:table-cell>
          <table:table-cell table:style-name="ce7" table:formula="of:=SUM([.LQ7:.LQ46])" office:value-type="float" office:value="0">
            <text:p>0,0</text:p>
          </table:table-cell>
          <table:table-cell table:style-name="ce7" table:formula="of:=SUM([.LR7:.LR46])" office:value-type="float" office:value="0">
            <text:p>0,0</text:p>
          </table:table-cell>
          <table:table-cell table:style-name="ce7" table:formula="of:=SUM([.LS7:.LS46])" office:value-type="float" office:value="5">
            <text:p>5,0</text:p>
          </table:table-cell>
          <table:table-cell table:style-name="ce7" table:formula="of:=SUM([.LT7:.LT46])" office:value-type="float" office:value="8">
            <text:p>8,0</text:p>
          </table:table-cell>
          <table:table-cell table:style-name="ce7" table:formula="of:=SUM([.LU7:.LU46])" office:value-type="float" office:value="7">
            <text:p>7,0</text:p>
          </table:table-cell>
          <table:table-cell table:style-name="ce7" table:formula="of:=SUM([.LV7:.LV46])" office:value-type="float" office:value="8">
            <text:p>8,0</text:p>
          </table:table-cell>
          <table:table-cell table:style-name="ce7" table:formula="of:=SUM([.LW7:.LW46])" office:value-type="float" office:value="8">
            <text:p>8,0</text:p>
          </table:table-cell>
          <table:table-cell table:style-name="ce7" table:formula="of:=SUM([.LX7:.LX46])" office:value-type="float" office:value="0">
            <text:p>0,0</text:p>
          </table:table-cell>
          <table:table-cell table:style-name="ce7" table:formula="of:=SUM([.LY7:.LY46])" office:value-type="float" office:value="0">
            <text:p>0,0</text:p>
          </table:table-cell>
          <table:table-cell table:style-name="ce7" table:formula="of:=SUM([.LZ7:.LZ46])" office:value-type="float" office:value="8">
            <text:p>8,0</text:p>
          </table:table-cell>
          <table:table-cell table:style-name="ce7" table:formula="of:=SUM([.MA7:.MA46])" office:value-type="float" office:value="0">
            <text:p>0,0</text:p>
          </table:table-cell>
          <table:table-cell table:style-name="ce7" table:formula="of:=SUM([.MB7:.MB46])" office:value-type="float" office:value="9">
            <text:p>9,0</text:p>
          </table:table-cell>
          <table:table-cell table:style-name="ce7" table:formula="of:=SUM([.MC7:.MC46])" office:value-type="float" office:value="8">
            <text:p>8,0</text:p>
          </table:table-cell>
          <table:table-cell table:style-name="ce7" table:formula="of:=SUM([.MD7:.MD46])" office:value-type="float" office:value="7.5">
            <text:p>7,5</text:p>
          </table:table-cell>
          <table:table-cell table:style-name="ce7" table:formula="of:=SUM([.ME7:.ME46])" office:value-type="float" office:value="0">
            <text:p>0,0</text:p>
          </table:table-cell>
          <table:table-cell table:style-name="ce7" table:formula="of:=SUM([.MF7:.MF46])" office:value-type="float" office:value="0">
            <text:p>0,0</text:p>
          </table:table-cell>
          <table:table-cell table:style-name="ce7" table:formula="of:=SUM([.MG7:.MG46])" office:value-type="float" office:value="2">
            <text:p>2,0</text:p>
          </table:table-cell>
          <table:table-cell table:style-name="ce7" table:formula="of:=SUM([.MH7:.MH46])" office:value-type="float" office:value="7.5">
            <text:p>7,5</text:p>
          </table:table-cell>
          <table:table-cell table:style-name="ce7" table:formula="of:=SUM([.MI7:.MI46])" office:value-type="float" office:value="8">
            <text:p>8,0</text:p>
          </table:table-cell>
          <table:table-cell table:style-name="ce7" table:formula="of:=SUM([.MJ7:.MJ46])" office:value-type="float" office:value="8">
            <text:p>8,0</text:p>
          </table:table-cell>
          <table:table-cell table:style-name="ce7" table:formula="of:=SUM([.MK7:.MK46])" office:value-type="float" office:value="8.5">
            <text:p>8,5</text:p>
          </table:table-cell>
          <table:table-cell table:style-name="ce7" table:formula="of:=SUM([.ML7:.ML46])" office:value-type="float" office:value="0">
            <text:p>0,0</text:p>
          </table:table-cell>
          <table:table-cell table:style-name="ce7" table:formula="of:=SUM([.MM7:.MM46])" office:value-type="float" office:value="0">
            <text:p>0,0</text:p>
          </table:table-cell>
          <table:table-cell table:style-name="ce7" table:formula="of:=SUM([.MN7:.MN46])" office:value-type="float" office:value="7">
            <text:p>7,0</text:p>
          </table:table-cell>
          <table:table-cell table:style-name="ce7" table:formula="of:=SUM([.MO7:.MO46])" office:value-type="float" office:value="0">
            <text:p>0,0</text:p>
          </table:table-cell>
          <table:table-cell table:style-name="ce7" table:formula="of:=SUM([.MP7:.MP46])" office:value-type="float" office:value="5">
            <text:p>5,0</text:p>
          </table:table-cell>
          <table:table-cell table:style-name="ce7" table:formula="of:=SUM([.MQ7:.MQ46])" office:value-type="float" office:value="4">
            <text:p>4,0</text:p>
          </table:table-cell>
          <table:table-cell table:style-name="ce7" table:formula="of:=SUM([.MR7:.MR46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651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651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8:.MR8])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651"/>
        </table:table-row>
        <table:table-row table:style-name="ro4">
          <table:table-cell table:style-name="ce3" office:value-type="string">
            <text:p>SpatialEconometrics</text:p>
          </table:table-cell>
          <table:table-cell table:style-name="ce7" table:formula="of:=SUM([.C9:.MR9])" office:value-type="float" office:value="4.5">
            <text:p>4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1" svg:width="2.899cm" svg:height="0.669cm" svg:x="9.739cm" svg:y="4.348cm" draw:caption-point-x="-0.134cm" draw:caption-point-y="-0.942cm">
              <dc:creator>JR</dc:creator>
              <dc:date>2016-02-03T00:00:00</dc:date>
              <text:p text:style-name="P1">IV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651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10:.MR10])" office:value-type="float" office:value="6.5">
            <text:p>6,5</text:p>
          </table:table-cell>
          <table:table-cell table:style-name="ce7" table:number-columns-repeated="20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651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11:.MR11])" office:value-type="float" office:value="0.5">
            <text:p>0,5</text:p>
          </table:table-cell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651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12:.MR12])" office:value-type="float" office:value="2.5">
            <text:p>2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651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13:.MR13])" office:value-type="float" office:value="6">
            <text:p>6,0</text:p>
          </table:table-cell>
          <table:table-cell table:style-name="ce7" table:number-columns-repeated="8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651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14:.MR14])" office:value-type="float" office:value="23.5">
            <text:p>23,5</text:p>
          </table:table-cell>
          <table:table-cell table:style-name="ce7" table:number-columns-repeated="25"/>
          <table:table-cell table:style-name="ce7" office:value-type="float" office:value="3.5">
            <office:annotation office:display="true" draw:style-name="gr1" draw:text-style-name="P1" svg:width="2.899cm" svg:height="0.669cm" svg:x="62.39cm" svg:y="5.278cm" draw:caption-point-x="1.411cm" draw:caption-point-y="1.318cm">
              <dc:creator>JR</dc:creator>
              <dc:date>2016-01-11T00:00:00</dc:date>
              <text:p text:style-name="P2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2" draw:text-style-name="P1" svg:width="2.899cm" svg:height="0.991cm" svg:x="135.453cm" svg:y="8.192cm" draw:caption-point-x="0.608cm" draw:caption-point-y="-1.596cm">
              <dc:creator>JR</dc:creator>
              <dc:date>2015-12-09T00:00:00</dc:date>
              <text:p text:style-name="P2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651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15:.MR15])" office:value-type="float" office:value="12.5">
            <text:p>12,5</text:p>
          </table:table-cell>
          <table:table-cell table:style-name="ce7" table:number-columns-repeated="49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651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16:.MR16])" office:value-type="float" office:value="126">
            <text:p>12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1" draw:text-style-name="P1" svg:width="2.899cm" svg:height="0.669cm" svg:x="86.784cm" svg:y="8.722cm" draw:caption-point-x="-0.402cm" draw:caption-point-y="-0.85cm">
              <dc:creator>JR</dc:creator>
              <dc:date>2015-12-31T00:00:00</dc:date>
              <text:p text:style-name="P2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651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17:.MR17])" office:value-type="float" office:value="9">
            <text:p>9,0</text:p>
          </table:table-cell>
          <table:table-cell table:style-name="ce7" table:number-columns-repeated="38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651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18:.MR18])" office:value-type="float" office:value="16">
            <text:p>16,0</text:p>
          </table:table-cell>
          <table:table-cell table:style-name="ce7" table:number-columns-repeated="83"/>
          <table:table-cell table:style-name="ce7" office:value-type="float" office:value="2">
            <office:annotation office:display="true" draw:style-name="gr1" draw:text-style-name="P1" svg:width="2.899cm" svg:height="0.669cm" svg:x="193.663cm" svg:y="10.032cm" draw:caption-point-x="1.109cm" draw:caption-point-y="-0.885cm">
              <dc:creator>JR</dc:creator>
              <dc:date>2015-11-13T00:00:00</dc:date>
              <text:p text:style-name="P2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1" svg:width="2.899cm" svg:height="0.991cm" svg:x="235.725cm" svg:y="9.847cm" draw:caption-point-x="-0.307cm" draw:caption-point-y="-0.7cm">
              <dc:creator>JR</dc:creator>
              <dc:date>2015-10-26T00:00:00</dc:date>
              <text:p text:style-name="P2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1" draw:text-style-name="P1" svg:width="2.899cm" svg:height="0.669cm" svg:x="267.969cm" svg:y="10.502cm" draw:caption-point-x="1.321cm" draw:caption-point-y="-1.355cm">
              <dc:creator>JR</dc:creator>
              <dc:date>2015-10-11T00:00:00</dc:date>
              <text:p text:style-name="P2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651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19:.MR19])" office:value-type="float" office:value="27.5">
            <text:p>27,5</text:p>
          </table:table-cell>
          <table:table-cell table:style-name="ce7" table:number-columns-repeated="6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1" svg:width="2.899cm" svg:height="0.669cm" svg:x="181.598cm" svg:y="10.331cm" draw:caption-point-x="1.883cm" draw:caption-point-y="-0.546cm">
              <dc:creator>JR</dc:creator>
              <dc:date>2015-11-18T00:00:00</dc:date>
              <text:p text:style-name="P2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1" draw:text-style-name="P1" svg:width="2.899cm" svg:height="0.669cm" svg:x="201.887cm" svg:y="9.405cm" draw:caption-point-x="-0.341cm" draw:caption-point-y="0.38cm">
              <dc:creator>JR</dc:creator>
              <dc:date>2015-11-10T00:00:00</dc:date>
              <text:p text:style-name="P2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1" draw:text-style-name="P1" svg:width="2.899cm" svg:height="0.669cm" svg:x="210.515cm" svg:y="10.508cm" draw:caption-point-x="2.322cm" draw:caption-point-y="-0.723cm">
              <dc:creator>JR</dc:creator>
              <dc:date>2015-11-05T00:00:00</dc:date>
              <text:p text:style-name="P2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215.267cm" svg:y="10.808cm" draw:caption-point-x="-0.172cm" draw:caption-point-y="-1.023cm">
              <dc:creator>JR</dc:creator>
              <dc:date>2015-11-04T00:00:00</dc:date>
              <text:p text:style-name="P2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1" svg:width="2.899cm" svg:height="0.669cm" svg:x="305.525cm" svg:y="10.374cm" draw:caption-point-x="-0.105cm" draw:caption-point-y="-0.589cm">
              <dc:creator>JR</dc:creator>
              <dc:date>2015-09-25T00:00:00</dc:date>
              <text:p text:style-name="P2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651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20:.MR20])" office:value-type="float" office:value="1">
            <text:p>1,0</text:p>
          </table:table-cell>
          <table:table-cell table:style-name="ce7" table:number-columns-repeated="132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651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21:.MR21])" office:value-type="float" office:value="41">
            <text:p>4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1" svg:width="2.899cm" svg:height="0.991cm" svg:x="16.99cm" svg:y="9.553cm" draw:caption-point-x="-0.61cm" draw:caption-point-y="1.508cm">
              <dc:creator>JR</dc:creator>
              <dc:date>2016-01-31T00:00:00</dc:date>
              <text:p text:style-name="P2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1" svg:width="2.899cm" svg:height="0.669cm" svg:x="41.413cm" svg:y="9.824cm" draw:caption-point-x="-0.194cm" draw:caption-point-y="1.237cm">
              <dc:creator>JR</dc:creator>
              <dc:date>2016-01-21T00:00:00</dc:date>
              <text:p text:style-name="P2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651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22:.MR22])" office:value-type="float" office:value="14.5">
            <text:p>14,5</text:p>
          </table:table-cell>
          <table:table-cell table:style-name="ce7" table:number-columns-repeated="76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651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23:.MR23])" office:value-type="float" office:value="223.5">
            <text:p>223,5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1" svg:width="2.899cm" svg:height="0.669cm" svg:x="197.235cm" svg:y="13.222cm" draw:caption-point-x="-0.205cm" draw:caption-point-y="-0.885cm">
              <dc:creator>JR</dc:creator>
              <dc:date>2015-11-12T00:00:00</dc:date>
              <text:p text:style-name="P2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1" draw:text-style-name="P1" svg:width="2.899cm" svg:height="0.669cm" svg:x="204.146cm" svg:y="13.391cm" draw:caption-point-x="-0.341cm" draw:caption-point-y="-1.054cm">
              <dc:creator>JR</dc:creator>
              <dc:date>2015-11-09T00:00:00</dc:date>
              <text:p text:style-name="P2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1" svg:width="2.899cm" svg:height="1.386cm" svg:x="250.439cm" svg:y="13.508cm" draw:caption-point-x="0.786cm" draw:caption-point-y="-1.171cm">
              <dc:creator>JR</dc:creator>
              <dc:date>2015-10-19T00:00:00</dc:date>
              <text:p text:style-name="P2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1" svg:width="2.899cm" svg:height="0.669cm" svg:x="296.998cm" svg:y="10.924cm" draw:caption-point-x="-0.61cm" draw:caption-point-y="1.413cm">
              <dc:creator>JR</dc:creator>
              <dc:date>2015-09-29T00:00:00</dc:date>
              <text:p text:style-name="P2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651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24:.MR24])" office:value-type="float" office:value="144.5">
            <text:p>144,5</text:p>
          </table:table-cell>
          <table:table-cell table:style-name="ce7"/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1" svg:width="2.899cm" svg:height="0.669cm" svg:x="57.636cm" svg:y="11.945cm" draw:caption-point-x="-0.61cm" draw:caption-point-y="1.03cm">
              <dc:creator>JR</dc:creator>
              <dc:date>2016-01-13T00:00:00</dc:date>
              <text:p text:style-name="P2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1" svg:width="2.899cm" svg:height="1.386cm" svg:x="165.419cm" svg:y="13.85cm" draw:caption-point-x="-0.003cm" draw:caption-point-y="-0.875cm">
              <dc:creator>JR</dc:creator>
              <dc:date>2015-11-26T00:00:00</dc:date>
              <text:p text:style-name="P2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1" svg:width="2.899cm" svg:height="0.669cm" svg:x="226.693cm" svg:y="13.935cm" draw:caption-point-x="-0.307cm" draw:caption-point-y="-0.96cm">
              <dc:creator>JR</dc:creator>
              <dc:date>2015-10-30T00:00:00</dc:date>
              <text:p text:style-name="P2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1" svg:width="2.899cm" svg:height="0.669cm" svg:x="293.628cm" svg:y="13.993cm" draw:caption-point-x="0.502cm" draw:caption-point-y="-1.018cm">
              <dc:creator>JR</dc:creator>
              <dc:date>2015-09-30T00:00:00</dc:date>
              <text:p text:style-name="P2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1" svg:width="2.899cm" svg:height="1.386cm" svg:x="450.598cm" svg:y="14.493cm" draw:caption-point-x="-0.657cm" draw:caption-point-y="-1.518cm">
              <dc:creator>JR</dc:creator>
              <dc:date>2015-07-23T00:00:00</dc:date>
              <text:p text:style-name="P2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1" svg:width="2.899cm" svg:height="0.669cm" svg:x="455.231cm" svg:y="13.979cm" draw:caption-point-x="1.484cm" draw:caption-point-y="-1.004cm">
              <dc:creator>JR</dc:creator>
              <dc:date>2015-07-20T00:00:00</dc:date>
              <text:p text:style-name="P2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651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25:.MR25])" office:value-type="float" office:value="55">
            <text:p>55,0</text:p>
          </table:table-cell>
          <table:table-cell table:style-name="ce7" table:number-columns-repeated="22"/>
          <table:table-cell table:style-name="ce7" office:value-type="float" office:value="0.5">
            <office:annotation office:display="true" draw:style-name="gr1" draw:text-style-name="P1" svg:width="2.899cm" svg:height="0.669cm" svg:x="57.428cm" svg:y="14.333cm" draw:caption-point-x="-0.402cm" draw:caption-point-y="-0.72cm">
              <dc:creator>JR</dc:creator>
              <dc:date>2016-01-13T00:00:00</dc:date>
              <text:p text:style-name="P2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1" svg:width="2.899cm" svg:height="1.386cm" svg:x="305.087cm" svg:y="14.736cm" draw:caption-point-x="0.333cm" draw:caption-point-y="-1.123cm">
              <dc:creator>JR</dc:creator>
              <dc:date>2015-09-25T00:00:00</dc:date>
              <text:p text:style-name="P2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1" svg:width="2.899cm" svg:height="0.991cm" svg:x="319.444cm" svg:y="14.579cm" draw:caption-point-x="1.783cm" draw:caption-point-y="-0.966cm">
              <dc:creator>JR</dc:creator>
              <dc:date>2015-09-18T00:00:00</dc:date>
              <text:p text:style-name="P2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2" draw:text-style-name="P1" svg:width="2.899cm" svg:height="0.991cm" svg:x="323.59cm" svg:y="15.079cm" draw:caption-point-x="-0.105cm" draw:caption-point-y="-1.466cm">
              <dc:creator>JR</dc:creator>
              <dc:date>2015-09-17T00:00:00</dc:date>
              <text:p text:style-name="P2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1" svg:width="2.899cm" svg:height="0.669cm" svg:x="359.958cm" svg:y="14.012cm" draw:caption-point-x="-0.343cm" draw:caption-point-y="-0.399cm">
              <dc:creator>JR</dc:creator>
              <dc:date>2015-09-01T00:00:00</dc:date>
              <text:p text:style-name="P2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1" svg:width="2.899cm" svg:height="1.386cm" svg:x="448.622cm" svg:y="16.468cm" draw:caption-point-x="1.319cm" draw:caption-point-y="-2.855cm">
              <dc:creator>JR</dc:creator>
              <dc:date>2015-07-23T00:00:00</dc:date>
              <text:p text:style-name="P2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1" svg:width="2.899cm" svg:height="0.669cm" svg:x="461.864cm" svg:y="14.733cm" draw:caption-point-x="1.625cm" draw:caption-point-y="-1.12cm">
              <dc:creator>JR</dc:creator>
              <dc:date>2015-07-20T00:00:00</dc:date>
              <text:p text:style-name="P2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1" svg:width="2.899cm" svg:height="0.991cm" svg:x="517.354cm" svg:y="14.89cm" draw:caption-point-x="0.331cm" draw:caption-point-y="-1.277cm">
              <dc:creator>JR</dc:creator>
              <dc:date>2015-06-23T00:00:00</dc:date>
              <text:p text:style-name="P2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651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26:.MR26])" office:value-type="float" office:value="25">
            <text:p>25,0</text:p>
          </table:table-cell>
          <table:table-cell table:style-name="ce7" table:number-columns-repeated="105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1" svg:width="2.899cm" svg:height="0.991cm" svg:x="515.637cm" svg:y="15.832cm" draw:caption-point-x="2.048cm" draw:caption-point-y="-1.581cm">
              <dc:creator>JR</dc:creator>
              <dc:date>2015-06-23T00:00:00</dc:date>
              <text:p text:style-name="P2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1" svg:width="2.417cm" svg:height="0.991cm" svg:x="531.232cm" svg:y="15.153cm" draw:caption-point-x="2.259cm" draw:caption-point-y="-0.902cm">
              <dc:creator>JR</dc:creator>
              <dc:date>2015-06-16T00:00:00</dc:date>
              <text:p text:style-name="P2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651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27:.MR27])" office:value-type="float" office:value="14.5">
            <text:p>14,5</text:p>
          </table:table-cell>
          <table:table-cell table:style-name="ce7" table:number-columns-repeated="237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651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28:.MR28])" office:value-type="float" office:value="10">
            <text:p>10,0</text:p>
          </table:table-cell>
          <table:table-cell table:style-name="ce7" table:number-columns-repeated="26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651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29:.MR29])" office:value-type="float" office:value="5">
            <text:p>5,0</text:p>
          </table:table-cell>
          <table:table-cell table:style-name="ce7" table:number-columns-repeated="217"/>
          <table:table-cell table:style-name="ce7" office:value-type="float" office:value="1.5">
            <office:annotation office:display="true" draw:style-name="gr2" draw:text-style-name="P1" svg:width="2.899cm" svg:height="0.991cm" svg:x="495.595cm" svg:y="17.154cm" draw:caption-point-x="1.766cm" draw:caption-point-y="-0.99cm">
              <dc:creator>JR</dc:creator>
              <dc:date>2015-07-02T00:00:00</dc:date>
              <text:p text:style-name="P2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651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30:.MR30])" office:value-type="float" office:value="13">
            <text:p>13,0</text:p>
          </table:table-cell>
          <table:table-cell table:style-name="ce7" table:number-columns-repeated="281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651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31:.MR31])" office:value-type="float" office:value="9.5">
            <text:p>9,5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651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32:.MR32])" office:value-type="float" office:value="5">
            <text:p>5,0</text:p>
          </table:table-cell>
          <table:table-cell table:style-name="ce7" table:number-columns-repeated="288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651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33:.MR33])" office:value-type="float" office:value="24.5">
            <text:p>24,5</text:p>
          </table:table-cell>
          <table:table-cell table:style-name="ce7" table:number-columns-repeated="27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651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34:.MR34])" office:value-type="float" office:value="36">
            <text:p>36,0</text:p>
          </table:table-cell>
          <table:table-cell table:style-name="ce7" table:number-columns-repeated="24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651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35:.MR35])" office:value-type="float" office:value="151.5">
            <text:p>151,5</text:p>
          </table:table-cell>
          <table:table-cell table:style-name="ce7" table:number-columns-repeated="143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1" svg:width="2.899cm" svg:height="0.669cm" svg:x="352.06cm" svg:y="19.548cm" draw:caption-point-x="0.781cm" draw:caption-point-y="1.129cm">
              <dc:creator>JR</dc:creator>
              <dc:date>2015-09-04T00:00:00</dc:date>
              <text:p text:style-name="P2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2" draw:text-style-name="P1" svg:width="2.899cm" svg:height="0.991cm" svg:x="355.709cm" svg:y="19.29cm" draw:caption-point-x="-0.61cm" draw:caption-point-y="1.387cm">
              <dc:creator>JR</dc:creator>
              <dc:date>2015-09-04T00:00:00</dc:date>
              <text:p text:style-name="P2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1" svg:width="2.899cm" svg:height="0.669cm" svg:x="496.113cm" svg:y="20.023cm" draw:caption-point-x="1.248cm" draw:caption-point-y="0.654cm">
              <dc:creator>JR</dc:creator>
              <dc:date>2015-07-02T00:00:00</dc:date>
              <text:p text:style-name="P2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1" svg:width="2.899cm" svg:height="0.669cm" svg:x="497.359cm" svg:y="21.807cm" draw:caption-point-x="2.26cm" draw:caption-point-y="-1.13cm">
              <dc:creator>JR</dc:creator>
              <dc:date>2015-07-02T00:00:00</dc:date>
              <text:p text:style-name="P2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1" svg:width="2.899cm" svg:height="0.669cm" svg:x="502.488cm" svg:y="19.322cm" draw:caption-point-x="-0.61cm" draw:caption-point-y="1.355cm">
              <dc:creator>JR</dc:creator>
              <dc:date>2015-06-30T00:00:00</dc:date>
              <text:p text:style-name="P2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651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36:.MR36])" office:value-type="float" office:value="99">
            <text:p>99,0</text:p>
          </table:table-cell>
          <table:table-cell table:style-name="ce8" table:number-columns-repeated="91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1" svg:width="2.899cm" svg:height="0.669cm" svg:x="263.126cm" svg:y="20.073cm" draw:caption-point-x="-0.61cm" draw:caption-point-y="1.425cm">
              <dc:creator>JR</dc:creator>
              <dc:date>2015-10-16T00:00:00</dc:date>
              <text:p text:style-name="P2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1" svg:width="2.899cm" svg:height="0.669cm" svg:x="315.063cm" svg:y="20.097cm" draw:caption-point-x="-0.61cm" draw:caption-point-y="1.401cm">
              <dc:creator>JR</dc:creator>
              <dc:date>2015-09-21T00:00:00</dc:date>
              <text:p text:style-name="P2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1" svg:width="2.899cm" svg:height="0.669cm" svg:x="468.616cm" svg:y="20.135cm" draw:caption-point-x="-0.61cm" draw:caption-point-y="1.363cm">
              <dc:creator>JR</dc:creator>
              <dc:date>2015-07-15T00:00:00</dc:date>
              <text:p text:style-name="P2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1" svg:width="2.899cm" svg:height="0.669cm" svg:x="484.258cm" svg:y="22.671cm" draw:caption-point-x="1.813cm" draw:caption-point-y="-1.173cm">
              <dc:creator>JR</dc:creator>
              <dc:date>2015-07-07T00:00:00</dc:date>
              <text:p text:style-name="P2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1" svg:width="2.899cm" svg:height="0.991cm" svg:x="516.39cm" svg:y="20.052cm" draw:caption-point-x="1.295cm" draw:caption-point-y="1.446cm">
              <dc:creator>JR</dc:creator>
              <dc:date>2015-06-23T00:00:00</dc:date>
              <text:p text:style-name="P2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1" svg:width="1.688cm" svg:height="1.386cm" svg:x="547.485cm" svg:y="22.453cm" draw:caption-point-x="1.813cm" draw:caption-point-y="-0.955cm">
              <dc:creator>JR</dc:creator>
              <dc:date>2015-06-09T00:00:00</dc:date>
              <text:p text:style-name="P2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631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37:.MR37])" office:value-type="float" office:value="4">
            <text:p>4,0</text:p>
          </table:table-cell>
          <table:table-cell table:style-name="ce7" table:number-columns-repeated="148"/>
          <table:table-cell table:style-name="ce7" office:value-type="float" office:value="1.5">
            <office:annotation office:display="true" draw:style-name="gr3" draw:text-style-name="P1" svg:width="2.899cm" svg:height="1.386cm" svg:x="342.16cm" svg:y="20.929cm" draw:caption-point-x="-0.61cm" draw:caption-point-y="1.389cm">
              <dc:creator>JR</dc:creator>
              <dc:date>2015-09-09T00:00:00</dc:date>
              <text:p text:style-name="P2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656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38:.MR38])" office:value-type="float" office:value="30">
            <text:p>30,0</text:p>
          </table:table-cell>
          <table:table-cell table:style-name="ce7" table:number-columns-repeated="140"/>
          <table:table-cell table:style-name="ce7" office:value-type="float" office:value="1">
            <office:annotation office:display="true" draw:style-name="gr2" draw:text-style-name="P1" svg:width="2.899cm" svg:height="0.991cm" svg:x="322.073cm" svg:y="21.642cm" draw:caption-point-x="1.412cm" draw:caption-point-y="1.497cm">
              <dc:creator>JR</dc:creator>
              <dc:date>2015-09-17T00:00:00</dc:date>
              <text:p text:style-name="P2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326.354cm" svg:y="21.742cm" draw:caption-point-x="-0.61cm" draw:caption-point-y="1.397cm">
              <dc:creator>JR</dc:creator>
              <dc:date>2015-09-16T00:00:00</dc:date>
              <text:p text:style-name="P2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60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39:.MR39])" office:value-type="float" office:value="65">
            <text:p>65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351.193cm" svg:y="23.05cm" draw:caption-point-x="-0.61cm" draw:caption-point-y="1.389cm">
              <dc:creator>JR</dc:creator>
              <dc:date>2015-09-07T00:00:00</dc:date>
              <text:p text:style-name="P2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365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40:.MR40])" office:value-type="float" office:value="103.5">
            <text:p>103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1" svg:width="2.899cm" svg:height="0.669cm" svg:x="10.215cm" svg:y="23.749cm" draw:caption-point-x="-0.61cm" draw:caption-point-y="1.511cm">
              <dc:creator>JR</dc:creator>
              <dc:date>2016-02-03T00:00:00</dc:date>
              <text:p text:style-name="P1">metadata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1" draw:text-style-name="P1" svg:width="2.899cm" svg:height="0.669cm" svg:x="75.701cm" svg:y="23.771cm" draw:caption-point-x="-0.61cm" draw:caption-point-y="1.489cm">
              <dc:creator>JR</dc:creator>
              <dc:date>2016-01-05T00:00:00</dc:date>
              <text:p text:style-name="P2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1" draw:text-style-name="P1" svg:width="2.899cm" svg:height="0.669cm" svg:x="136.196cm" svg:y="22.974cm" draw:caption-point-x="-0.135cm" draw:caption-point-y="2.286cm">
              <dc:creator>JR</dc:creator>
              <dc:date>2015-12-09T00:00:00</dc:date>
              <text:p text:style-name="P2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163.768cm" svg:y="23.799cm" draw:caption-point-x="-0.61cm" draw:caption-point-y="1.461cm">
              <dc:creator>JR</dc:creator>
              <dc:date>2015-11-27T00:00:00</dc:date>
              <text:p text:style-name="P2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1" draw:text-style-name="P1" svg:width="2.899cm" svg:height="0.669cm" svg:x="202.156cm" svg:y="23.814cm" draw:caption-point-x="-0.61cm" draw:caption-point-y="1.446cm">
              <dc:creator>JR</dc:creator>
              <dc:date>2015-11-10T00:00:00</dc:date>
              <text:p text:style-name="P2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1" svg:width="2.899cm" svg:height="0.669cm" svg:x="220.221cm" svg:y="23.821cm" draw:caption-point-x="-0.61cm" draw:caption-point-y="1.439cm">
              <dc:creator>JR</dc:creator>
              <dc:date>2015-11-02T00:00:00</dc:date>
              <text:p text:style-name="P2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1" draw:text-style-name="P1" svg:width="2.899cm" svg:height="0.669cm" svg:x="226.996cm" svg:y="23.822cm" draw:caption-point-x="-0.61cm" draw:caption-point-y="1.438cm">
              <dc:creator>JR</dc:creator>
              <dc:date>2015-10-30T00:00:00</dc:date>
              <text:p text:style-name="P2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1" svg:width="2.899cm" svg:height="0.669cm" svg:x="236.028cm" svg:y="23.827cm" draw:caption-point-x="-0.61cm" draw:caption-point-y="1.433cm">
              <dc:creator>JR</dc:creator>
              <dc:date>2015-10-26T00:00:00</dc:date>
              <text:p text:style-name="P2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1" svg:width="2.899cm" svg:height="0.669cm" svg:x="243.005cm" svg:y="24.062cm" draw:caption-point-x="1.446cm" draw:caption-point-y="1.198cm">
              <dc:creator>JR</dc:creator>
              <dc:date>2015-10-22T00:00:00</dc:date>
              <text:p text:style-name="P2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247.319cm" svg:y="23.829cm" draw:caption-point-x="-0.61cm" draw:caption-point-y="1.431cm">
              <dc:creator>JR</dc:creator>
              <dc:date>2015-10-21T00:00:00</dc:date>
              <text:p text:style-name="P2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1" svg:width="2.899cm" svg:height="0.669cm" svg:x="256.531cm" svg:y="26.404cm" draw:caption-point-x="1.469cm" draw:caption-point-y="-1.144cm">
              <dc:creator>JR</dc:creator>
              <dc:date>2015-10-16T00:00:00</dc:date>
              <text:p text:style-name="P2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1" svg:width="2.899cm" svg:height="0.991cm" svg:x="260.839cm" svg:y="23.921cm" draw:caption-point-x="1.677cm" draw:caption-point-y="1.339cm">
              <dc:creator>JR</dc:creator>
              <dc:date>2015-10-16T00:00:00</dc:date>
              <text:p text:style-name="P2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265.384cm" svg:y="23.837cm" draw:caption-point-x="-0.61cm" draw:caption-point-y="1.423cm">
              <dc:creator>JR</dc:creator>
              <dc:date>2015-10-13T00:00:00</dc:date>
              <text:p text:style-name="P2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1" svg:width="2.899cm" svg:height="0.669cm" svg:x="283.449cm" svg:y="23.844cm" draw:caption-point-x="-0.61cm" draw:caption-point-y="1.416cm">
              <dc:creator>JR</dc:creator>
              <dc:date>2015-10-05T00:00:00</dc:date>
              <text:p text:style-name="P2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1" svg:width="2.899cm" svg:height="0.669cm" svg:x="291.369cm" svg:y="23.711cm" draw:caption-point-x="0.503cm" draw:caption-point-y="1.549cm">
              <dc:creator>JR</dc:creator>
              <dc:date>2015-10-01T00:00:00</dc:date>
              <text:p text:style-name="P2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1" svg:width="2.899cm" svg:height="1.386cm" svg:x="294.74cm" svg:y="23.847cm" draw:caption-point-x="-0.61cm" draw:caption-point-y="1.413cm">
              <dc:creator>JR</dc:creator>
              <dc:date>2015-09-30T00:00:00</dc:date>
              <text:p text:style-name="P2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1" svg:width="2.899cm" svg:height="0.669cm" svg:x="312.413cm" svg:y="23.891cm" draw:caption-point-x="-0.218cm" draw:caption-point-y="1.369cm">
              <dc:creator>JR</dc:creator>
              <dc:date>2015-09-22T00:00:00</dc:date>
              <text:p text:style-name="P2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1" svg:width="2.899cm" svg:height="0.991cm" svg:x="488.939cm" svg:y="23.902cm" draw:caption-point-x="-0.61cm" draw:caption-point-y="1.358cm">
              <dc:creator>JR</dc:creator>
              <dc:date>2015-07-06T00:00:00</dc:date>
              <text:p text:style-name="P2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1" svg:width="2.899cm" svg:height="0.669cm" svg:x="500.724cm" svg:y="24.514cm" draw:caption-point-x="1.154cm" draw:caption-point-y="0.746cm">
              <dc:creator>JR</dc:creator>
              <dc:date>2015-06-30T00:00:00</dc:date>
              <text:p text:style-name="P2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1" svg:width="2.899cm" svg:height="0.669cm" svg:x="548.073cm" svg:y="24.644cm" draw:caption-point-x="1.225cm" draw:caption-point-y="0.616cm">
              <dc:creator>JR</dc:creator>
              <dc:date>2015-06-09T00:00:00</dc:date>
              <text:p text:style-name="P2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365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41:.MR41])" office:value-type="float" office:value="175.5">
            <text:p>175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1" svg:width="2.899cm" svg:height="0.669cm" svg:x="10.215cm" svg:y="24.571cm" draw:caption-point-x="-0.61cm" draw:caption-point-y="1.511cm">
              <dc:creator>JR</dc:creator>
              <dc:date>2016-02-03T00:00:00</dc:date>
              <text:p text:style-name="P1">Data vps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1" svg:width="2.899cm" svg:height="0.669cm" svg:x="27.488cm" svg:y="24.617cm" draw:caption-point-x="0.182cm" draw:caption-point-y="1.464cm">
              <dc:creator>JR</dc:creator>
              <dc:date>2016-01-26T00:00:00</dc:date>
              <text:p text:style-name="P2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1" svg:width="2.899cm" svg:height="0.669cm" svg:x="35.055cm" svg:y="24.579cm" draw:caption-point-x="-0.61cm" draw:caption-point-y="1.502cm">
              <dc:creator>JR</dc:creator>
              <dc:date>2016-01-24T00:00:00</dc:date>
              <text:p text:style-name="P2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1" svg:width="2.899cm" svg:height="0.669cm" svg:x="44.087cm" svg:y="24.58cm" draw:caption-point-x="-0.61cm" draw:caption-point-y="1.501cm">
              <dc:creator>JR</dc:creator>
              <dc:date>2016-01-20T00:00:00</dc:date>
              <text:p text:style-name="P2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1" svg:width="2.899cm" svg:height="1.386cm" svg:x="113.684cm" svg:y="24.107cm" draw:caption-point-x="2.054cm" draw:caption-point-y="1.974cm">
              <dc:creator>JR</dc:creator>
              <dc:date>2015-12-20T00:00:00</dc:date>
              <text:p text:style-name="P2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116.942cm" svg:y="25.012cm" draw:caption-point-x="1.054cm" draw:caption-point-y="1.069cm">
              <dc:creator>JR</dc:creator>
              <dc:date>2015-12-17T00:00:00</dc:date>
              <text:p text:style-name="P2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1" draw:text-style-name="P1" svg:width="2.899cm" svg:height="0.669cm" svg:x="120.864cm" svg:y="24.607cm" draw:caption-point-x="-0.61cm" draw:caption-point-y="1.474cm">
              <dc:creator>JR</dc:creator>
              <dc:date>2015-12-16T00:00:00</dc:date>
              <text:p text:style-name="P2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1" svg:width="2.899cm" svg:height="0.991cm" svg:x="125.38cm" svg:y="24.608cm" draw:caption-point-x="-0.61cm" draw:caption-point-y="1.473cm">
              <dc:creator>JR</dc:creator>
              <dc:date>2015-12-14T00:00:00</dc:date>
              <text:p text:style-name="P2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1" draw:text-style-name="P1" svg:width="2.899cm" svg:height="0.669cm" svg:x="132.154cm" svg:y="24.61cm" draw:caption-point-x="-0.61cm" draw:caption-point-y="1.471cm">
              <dc:creator>JR</dc:creator>
              <dc:date>2015-12-11T00:00:00</dc:date>
              <text:p text:style-name="P2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1" svg:width="2.899cm" svg:height="0.669cm" svg:x="135.601cm" svg:y="23.853cm" draw:caption-point-x="0.46cm" draw:caption-point-y="2.228cm">
              <dc:creator>JR</dc:creator>
              <dc:date>2015-12-09T00:00:00</dc:date>
              <text:p text:style-name="P2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137.562cm" svg:y="24.701cm" draw:caption-point-x="0.757cm" draw:caption-point-y="1.38cm">
              <dc:creator>JR</dc:creator>
              <dc:date>2015-12-08T00:00:00</dc:date>
              <text:p text:style-name="P2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141.187cm" svg:y="24.615cm" draw:caption-point-x="-0.61cm" draw:caption-point-y="1.466cm">
              <dc:creator>JR</dc:creator>
              <dc:date>2015-12-07T00:00:00</dc:date>
              <text:p text:style-name="P2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1" draw:text-style-name="P1" svg:width="2.899cm" svg:height="0.669cm" svg:x="154.736cm" svg:y="24.618cm" draw:caption-point-x="-0.61cm" draw:caption-point-y="1.463cm">
              <dc:creator>JR</dc:creator>
              <dc:date>2015-12-01T00:00:00</dc:date>
              <text:p text:style-name="P2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1" svg:width="2.899cm" svg:height="0.669cm" svg:x="168.284cm" svg:y="24.621cm" draw:caption-point-x="-0.61cm" draw:caption-point-y="1.46cm">
              <dc:creator>JR</dc:creator>
              <dc:date>2015-11-26T00:00:00</dc:date>
              <text:p text:style-name="P2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1" svg:width="2.899cm" svg:height="0.669cm" svg:x="179.575cm" svg:y="24.625cm" draw:caption-point-x="-0.61cm" draw:caption-point-y="1.456cm">
              <dc:creator>JR</dc:creator>
              <dc:date>2015-11-20T00:00:00</dc:date>
              <text:p text:style-name="P2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1" svg:width="2.899cm" svg:height="0.991cm" svg:x="204.415cm" svg:y="24.637cm" draw:caption-point-x="-0.61cm" draw:caption-point-y="1.444cm">
              <dc:creator>JR</dc:creator>
              <dc:date>2015-11-09T00:00:00</dc:date>
              <text:p text:style-name="P2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1" svg:width="2.899cm" svg:height="0.669cm" svg:x="220.221cm" svg:y="24.641cm" draw:caption-point-x="-0.61cm" draw:caption-point-y="1.44cm">
              <dc:creator>JR</dc:creator>
              <dc:date>2015-11-02T00:00:00</dc:date>
              <text:p text:style-name="P2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1" svg:width="2.899cm" svg:height="0.991cm" svg:x="236.028cm" svg:y="24.647cm" draw:caption-point-x="-0.61cm" draw:caption-point-y="1.434cm">
              <dc:creator>JR</dc:creator>
              <dc:date>2015-10-26T00:00:00</dc:date>
              <text:p text:style-name="P2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2" draw:text-style-name="P1" svg:width="2.899cm" svg:height="0.991cm" svg:x="239.904cm" svg:y="27.28cm" draw:caption-point-x="2.289cm" draw:caption-point-y="-1.199cm">
              <dc:creator>JR</dc:creator>
              <dc:date>2015-10-23T00:00:00</dc:date>
              <text:p text:style-name="P2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1" svg:width="2.899cm" svg:height="1.386cm" svg:x="243.14cm" svg:y="27.447cm" draw:caption-point-x="1.311cm" draw:caption-point-y="-1.366cm">
              <dc:creator>JR</dc:creator>
              <dc:date>2015-10-22T00:00:00</dc:date>
              <text:p text:style-name="P2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1" draw:text-style-name="P1" svg:width="2.899cm" svg:height="0.669cm" svg:x="247.259cm" svg:y="24.709cm" draw:caption-point-x="-0.55cm" draw:caption-point-y="1.372cm">
              <dc:creator>JR</dc:creator>
              <dc:date>2015-10-21T00:00:00</dc:date>
              <text:p text:style-name="P2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1" svg:width="2.899cm" svg:height="0.991cm" svg:x="260.363cm" svg:y="27.458cm" draw:caption-point-x="2.153cm" draw:caption-point-y="-1.377cm">
              <dc:creator>JR</dc:creator>
              <dc:date>2015-10-16T00:00:00</dc:date>
              <text:p text:style-name="P2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275.808cm" svg:y="24.611cm" draw:caption-point-x="0.257cm" draw:caption-point-y="1.47cm">
              <dc:creator>JR</dc:creator>
              <dc:date>2015-10-08T00:00:00</dc:date>
              <text:p text:style-name="P2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2" draw:text-style-name="P1" svg:width="2.899cm" svg:height="0.991cm" svg:x="281.865cm" svg:y="26.962cm" draw:caption-point-x="0.974cm" draw:caption-point-y="-0.881cm">
              <dc:creator>JR</dc:creator>
              <dc:date>2015-10-05T00:00:00</dc:date>
              <text:p text:style-name="P2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1" svg:width="2.899cm" svg:height="0.991cm" svg:x="304.884cm" svg:y="27.203cm" draw:caption-point-x="0.536cm" draw:caption-point-y="-1.122cm">
              <dc:creator>JR</dc:creator>
              <dc:date>2015-09-25T00:00:00</dc:date>
              <text:p text:style-name="P2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1" svg:width="2.899cm" svg:height="1.386cm" svg:x="306.333cm" svg:y="24.307cm" draw:caption-point-x="1.345cm" draw:caption-point-y="1.774cm">
              <dc:creator>JR</dc:creator>
              <dc:date>2015-09-24T00:00:00</dc:date>
              <text:p text:style-name="P2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1" svg:width="2.899cm" svg:height="0.991cm" svg:x="315.063cm" svg:y="24.68cm" draw:caption-point-x="-0.61cm" draw:caption-point-y="1.401cm">
              <dc:creator>JR</dc:creator>
              <dc:date>2015-09-21T00:00:00</dc:date>
              <text:p text:style-name="P2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1" svg:width="2.899cm" svg:height="0.991cm" svg:x="339.308cm" svg:y="24.965cm" draw:caption-point-x="-0.016cm" draw:caption-point-y="1.116cm">
              <dc:creator>JR</dc:creator>
              <dc:date>2015-09-10T00:00:00</dc:date>
              <text:p text:style-name="P2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1" svg:width="2.899cm" svg:height="0.669cm" svg:x="356.185cm" svg:y="24.666cm" draw:caption-point-x="1.172cm" draw:caption-point-y="1.415cm">
              <dc:creator>JR</dc:creator>
              <dc:date>2015-09-02T00:00:00</dc:date>
              <text:p text:style-name="P2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2" draw:text-style-name="P1" svg:width="2.899cm" svg:height="0.991cm" svg:x="360.225cm" svg:y="24.696cm" draw:caption-point-x="-0.61cm" draw:caption-point-y="1.385cm">
              <dc:creator>JR</dc:creator>
              <dc:date>2015-09-01T00:00:00</dc:date>
              <text:p text:style-name="P2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418.937cm" svg:y="24.706cm" draw:caption-point-x="-0.61cm" draw:caption-point-y="1.375cm">
              <dc:creator>JR</dc:creator>
              <dc:date>2015-08-06T00:00:00</dc:date>
              <text:p text:style-name="P2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1" svg:width="2.899cm" svg:height="0.669cm" svg:x="449.869cm" svg:y="24.76cm" draw:caption-point-x="0.072cm" draw:caption-point-y="1.321cm">
              <dc:creator>JR</dc:creator>
              <dc:date>2015-07-23T00:00:00</dc:date>
              <text:p text:style-name="P2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1" svg:width="2.899cm" svg:height="0.991cm" svg:x="464.241cm" svg:y="24.763cm" draw:caption-point-x="1.507cm" draw:caption-point-y="1.318cm">
              <dc:creator>JR</dc:creator>
              <dc:date>2015-07-16T00:00:00</dc:date>
              <text:p text:style-name="P2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1" svg:width="2.899cm" svg:height="0.991cm" svg:x="468.616cm" svg:y="24.718cm" draw:caption-point-x="-0.61cm" draw:caption-point-y="1.363cm">
              <dc:creator>JR</dc:creator>
              <dc:date>2015-07-15T00:00:00</dc:date>
              <text:p text:style-name="P2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484.917cm" svg:y="27.301cm" draw:caption-point-x="1.154cm" draw:caption-point-y="-1.22cm">
              <dc:creator>JR</dc:creator>
              <dc:date>2015-07-07T00:00:00</dc:date>
              <text:p text:style-name="P2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1" svg:width="2.899cm" svg:height="1.781cm" svg:x="492.891cm" svg:y="24.206cm" draw:caption-point-x="2.212cm" draw:caption-point-y="1.875cm">
              <dc:creator>JR</dc:creator>
              <dc:date>2015-07-03T00:00:00</dc:date>
              <text:p text:style-name="P2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1" svg:width="2.899cm" svg:height="0.991cm" svg:x="496.206cm" svg:y="24.911cm" draw:caption-point-x="1.155cm" draw:caption-point-y="1.17cm">
              <dc:creator>JR</dc:creator>
              <dc:date>2015-07-02T00:00:00</dc:date>
              <text:p text:style-name="P2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1" svg:width="2.899cm" svg:height="1.386cm" svg:x="496.865cm" svg:y="27.258cm" draw:caption-point-x="2.754cm" draw:caption-point-y="-1.177cm">
              <dc:creator>JR</dc:creator>
              <dc:date>2015-07-02T00:00:00</dc:date>
              <text:p text:style-name="P2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500.231cm" svg:y="27.235cm" draw:caption-point-x="1.647cm" draw:caption-point-y="-1.154cm">
              <dc:creator>JR</dc:creator>
              <dc:date>2015-06-30T00:00:00</dc:date>
              <text:p text:style-name="P2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1" svg:width="2.899cm" svg:height="0.991cm" svg:x="515.802cm" svg:y="24.964cm" draw:caption-point-x="1.883cm" draw:caption-point-y="1.117cm">
              <dc:creator>JR</dc:creator>
              <dc:date>2015-06-23T00:00:00</dc:date>
              <text:p text:style-name="P2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1" svg:width="2.158cm" svg:height="0.991cm" svg:x="531.161cm" svg:y="25.25cm" draw:caption-point-x="2.33cm" draw:caption-point-y="0.831cm">
              <dc:creator>JR</dc:creator>
              <dc:date>2015-06-16T00:00:00</dc:date>
              <text:p text:style-name="P2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1" svg:width="2.899cm" svg:height="0.991cm" svg:x="544.545cm" svg:y="25.299cm" draw:caption-point-x="2.495cm" draw:caption-point-y="0.782cm">
              <dc:creator>JR</dc:creator>
              <dc:date>2015-06-10T00:00:00</dc:date>
              <text:p text:style-name="P2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1" svg:width="1.712cm" svg:height="1.781cm" svg:x="639.033cm" svg:y="26.021cm" draw:caption-point-x="0.59cm" draw:caption-point-y="0.06cm">
              <dc:creator>JR</dc:creator>
              <dc:date>2015-04-30T00:00:00</dc:date>
              <text:p text:style-name="P2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365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42:.MR42])" office:value-type="float" office:value="168">
            <text:p>168,0</text:p>
          </table:table-cell>
          <table:table-cell table:style-name="ce7" table:number-columns-repeated="5"/>
          <table:table-cell table:style-name="Default"/>
          <table:table-cell table:style-name="ce7" office:value-type="float" office:value="6.5">
            <office:annotation office:display="true" draw:style-name="gr1" draw:text-style-name="P1" svg:width="2.899cm" svg:height="0.669cm" svg:x="21.387cm" svg:y="25.869cm" draw:caption-point-x="-0.491cm" draw:caption-point-y="1.032cm">
              <dc:creator>JR</dc:creator>
              <dc:date>2016-01-30T00:00:00</dc:date>
              <text:p text:style-name="P2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1" draw:text-style-name="P1" svg:width="2.899cm" svg:height="0.669cm" svg:x="38.62cm" svg:y="28.406cm" draw:caption-point-x="0.341cm" draw:caption-point-y="-1.505cm">
              <dc:creator>JR</dc:creator>
              <dc:date>2016-01-24T00:00:00</dc:date>
              <text:p text:style-name="P2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1" draw:text-style-name="P1" svg:width="2.899cm" svg:height="0.669cm" svg:x="147.574cm" svg:y="25.785cm" draw:caption-point-x="-0.223cm" draw:caption-point-y="1.116cm">
              <dc:creator>JR</dc:creator>
              <dc:date>2015-12-07T00:00:00</dc:date>
              <text:p text:style-name="P2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1" draw:text-style-name="P1" svg:width="2.899cm" svg:height="0.669cm" svg:x="210.92cm" svg:y="27.956cm" draw:caption-point-x="-0.341cm" draw:caption-point-y="-1.055cm">
              <dc:creator>JR</dc:creator>
              <dc:date>2015-11-06T00:00:00</dc:date>
              <text:p text:style-name="P2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1" draw:text-style-name="P1" svg:width="2.899cm" svg:height="0.669cm" svg:x="228.007cm" svg:y="25.563cm" draw:caption-point-x="0.637cm" draw:caption-point-y="1.338cm">
              <dc:creator>JR</dc:creator>
              <dc:date>2015-10-29T00:00:00</dc:date>
              <text:p text:style-name="P2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1" draw:text-style-name="P1" svg:width="2.899cm" svg:height="0.669cm" svg:x="263.513cm" svg:y="27.873cm" draw:caption-point-x="1.261cm" draw:caption-point-y="-0.972cm">
              <dc:creator>JR</dc:creator>
              <dc:date>2015-10-13T00:00:00</dc:date>
              <text:p text:style-name="P2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1" svg:width="2.899cm" svg:height="0.669cm" svg:x="267.642cm" svg:y="25.479cm" draw:caption-point-x="-0.61cm" draw:caption-point-y="1.422cm">
              <dc:creator>JR</dc:creator>
              <dc:date>2015-10-13T00:00:00</dc:date>
              <text:p text:style-name="P2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1" svg:width="2.899cm" svg:height="0.669cm" svg:x="287.257cm" svg:y="28.15cm" draw:caption-point-x="2.356cm" draw:caption-point-y="-1.249cm">
              <dc:creator>JR</dc:creator>
              <dc:date>2015-10-02T00:00:00</dc:date>
              <text:p text:style-name="P2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292.482cm" svg:y="27.384cm" draw:caption-point-x="-0.61cm" draw:caption-point-y="-0.483cm">
              <dc:creator>JR</dc:creator>
              <dc:date>2015-10-01T00:00:00</dc:date>
              <text:p text:style-name="P2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2" draw:text-style-name="P1" svg:width="2.899cm" svg:height="0.991cm" svg:x="421.195cm" svg:y="25.526cm" draw:caption-point-x="-0.61cm" draw:caption-point-y="1.375cm">
              <dc:creator>JR</dc:creator>
              <dc:date>2015-08-05T00:00:00</dc:date>
              <text:p text:style-name="P2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1" svg:width="2.899cm" svg:height="0.669cm" svg:x="493.667cm" svg:y="28.146cm" draw:caption-point-x="1.436cm" draw:caption-point-y="-1.245cm">
              <dc:creator>JR</dc:creator>
              <dc:date>2015-07-03T00:00:00</dc:date>
              <text:p text:style-name="P2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1" svg:width="1.876cm" svg:height="0.669cm" svg:x="531.537cm" svg:y="28.06cm" draw:caption-point-x="1.954cm" draw:caption-point-y="-1.159cm">
              <dc:creator>JR</dc:creator>
              <dc:date>2015-06-16T00:00:00</dc:date>
              <text:p text:style-name="P2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1" svg:width="2.899cm" svg:height="0.669cm" svg:x="544.709cm" svg:y="27.901cm" draw:caption-point-x="2.331cm" draw:caption-point-y="-1cm">
              <dc:creator>JR</dc:creator>
              <dc:date>2015-06-10T00:00:00</dc:date>
              <text:p text:style-name="P2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365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43:.MR43])" office:value-type="float" office:value="23">
            <text:p>23,0</text:p>
          </table:table-cell>
          <table:table-cell table:style-name="ce7" table:number-columns-repeated="4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1" draw:text-style-name="P1" svg:width="2.899cm" svg:height="0.669cm" svg:x="276.57cm" svg:y="27.997cm" draw:caption-point-x="-0.505cm" draw:caption-point-y="-0.275cm">
              <dc:creator>JR</dc:creator>
              <dc:date>2015-10-08T00:00:00</dc:date>
              <text:p text:style-name="P2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1" svg:width="2.899cm" svg:height="0.669cm" svg:x="291.404cm" svg:y="28.74cm" draw:caption-point-x="0.468cm" draw:caption-point-y="-1.018cm">
              <dc:creator>JR</dc:creator>
              <dc:date>2015-10-01T00:00:00</dc:date>
              <text:p text:style-name="P2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1" svg:width="2.899cm" svg:height="0.669cm" svg:x="407.379cm" svg:y="27.396cm" draw:caption-point-x="-0.343cm" draw:caption-point-y="0.326cm">
              <dc:creator>JR</dc:creator>
              <dc:date>2015-08-11T00:00:00</dc:date>
              <text:p text:style-name="P2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365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44:.MR44])" office:value-type="float" office:value="16.5">
            <text:p>16,5</text:p>
          </table:table-cell>
          <table:table-cell table:style-name="ce7" table:number-columns-repeated="25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1" svg:width="2.899cm" svg:height="0.669cm" svg:x="634.399cm" svg:y="29.796cm" draw:caption-point-x="2.966cm" draw:caption-point-y="-1.253cm">
              <dc:creator>JR</dc:creator>
              <dc:date>2015-05-05T00:00:00</dc:date>
              <text:p text:style-name="P2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365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45:.MR45])" office:value-type="float" office:value="109">
            <text:p>109,0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1" draw:text-style-name="P1" svg:width="2.899cm" svg:height="0.669cm" svg:x="86.992cm" svg:y="27.97cm" draw:caption-point-x="-0.61cm" draw:caption-point-y="1.485cm">
              <dc:creator>JR</dc:creator>
              <dc:date>2015-12-31T00:00:00</dc:date>
              <text:p text:style-name="P2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2" draw:text-style-name="P1" svg:width="2.899cm" svg:height="0.991cm" svg:x="324.095cm" svg:y="28.057cm" draw:caption-point-x="-0.61cm" draw:caption-point-y="1.398cm">
              <dc:creator>JR</dc:creator>
              <dc:date>2015-09-17T00:00:00</dc:date>
              <text:p text:style-name="P2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656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46:.MR46])" office:value-type="float" office:value="3.5">
            <text:p>3,5</text:p>
          </table:table-cell>
          <table:table-cell table:style-name="ce7" table:number-columns-repeated="55"/>
          <table:table-cell table:style-name="ce7" office:value-type="float" office:value="0">
            <office:annotation office:display="true" draw:style-name="gr2" draw:text-style-name="P1" svg:width="2.899cm" svg:height="0.991cm" svg:x="132.311cm" svg:y="30.947cm" draw:caption-point-x="-0.767cm" draw:caption-point-y="-0.672cm">
              <dc:creator>JR</dc:creator>
              <dc:date>2016-01-25T00:00:00</dc:date>
              <text:p text:style-name="P2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667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30]" office:value-type="string" office:string-value="Stochastic Urban Growth">
            <text:p>Stochastic Urban Growth</text:p>
          </table:table-cell>
          <table:table-cell table:formula="of:=[TimeLog.B30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31]" office:value-type="string" office:string-value="TransportationEquilibrium (Side Project)">
            <text:p>TransportationEquilibrium (Side Project)</text:p>
          </table:table-cell>
          <table:table-cell table:formula="of:=[TimeLog.B31]" office:value-type="float" office:value="9.5">
            <text:p>9,5</text:p>
          </table:table-cell>
          <table:table-cell table:number-columns-repeated="4"/>
        </table:table-row>
        <table:table-row table:style-name="ro1">
          <table:table-cell table:formula="of:=[TimeLog.A32]" office:value-type="string" office:string-value="Biological NW Generation">
            <text:p>Biological NW Generation</text:p>
          </table:table-cell>
          <table:table-cell table:formula="of:=[TimeLog.B3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3]" office:value-type="string" office:string-value="Discrepancy (Side Project)">
            <text:p>Discrepancy (Side Project)</text:p>
          </table:table-cell>
          <table:table-cell table:formula="of:=[TimeLog.B3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34]" office:value-type="string" office:string-value="Scaling">
            <text:p>Scaling</text:p>
          </table:table-cell>
          <table:table-cell table:formula="of:=[TimeLog.B34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5]" office:value-type="string" office:string-value="Governance">
            <text:p>Governance</text:p>
          </table:table-cell>
          <table:table-cell table:formula="of:=[TimeLog.B35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6]" office:value-type="string" office:string-value="Synthetic Data Control">
            <text:p>Synthetic Data Control</text:p>
          </table:table-cell>
          <table:table-cell table:formula="of:=[TimeLog.B36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Theoretical Model Coupling">
            <text:p>Theoretical Model Coupling</text:p>
          </table:table-cell>
          <table:table-cell table:formula="of:=[TimeLog.B37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Existing Models Reproduction and Extension">
            <text:p>Existing Models Reproduction and Extension</text:p>
          </table:table-cell>
          <table:table-cell table:formula="of:=[TimeLog.B38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39]" office:value-type="string" office:string-value="Algorithmic Systematic Review">
            <text:p>Algorithmic Systematic Review</text:p>
          </table:table-cell>
          <table:table-cell table:formula="of:=[TimeLog.B39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0]" office:value-type="string" office:string-value="Technical Tools">
            <text:p>Technical Tools</text:p>
          </table:table-cell>
          <table:table-cell table:formula="of:=[TimeLog.B40]" office:value-type="float" office:value="103.5">
            <text:p>10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1]" office:value-type="string" office:string-value="Organisation/Workflow">
            <text:p>Organisation/Workflow</text:p>
          </table:table-cell>
          <table:table-cell table:formula="of:=[TimeLog.B41]" office:value-type="float" office:value="175.5">
            <text:p>175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42]" office:value-type="string" office:string-value="Seminar/Conference/Course">
            <text:p>Seminar/Conference/Course</text:p>
          </table:table-cell>
          <table:table-cell table:formula="of:=[TimeLog.B42]" office:value-type="float" office:value="168">
            <text:p>168</text:p>
          </table:table-cell>
          <table:table-cell table:number-columns-repeated="4"/>
        </table:table-row>
        <table:table-row table:style-name="ro9">
          <table:table-cell table:formula="of:=[TimeLog.A43]" office:value-type="string" office:string-value="Reading Record">
            <text:p>Reading Record</text:p>
          </table:table-cell>
          <table:table-cell table:formula="of:=[TimeLog.B43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44]" office:value-type="string" office:string-value="Reading/Culture">
            <text:p>Reading/Culture</text:p>
          </table:table-cell>
          <table:table-cell table:formula="of:=[TimeLog.B44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45]" office:value-type="string" office:string-value="General Bibliography">
            <text:p>General Bibliography</text:p>
          </table:table-cell>
          <table:table-cell table:formula="of:=[TimeLog.B45]" office:value-type="float" office:value="109">
            <text:p>109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46]" office:value-type="string" office:string-value="CarPooling (side project)">
            <text:p>CarPooling (side project)</text:p>
          </table:table-cell>
          <table:table-cell table:formula="of:=[TimeLog.B4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1003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MR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655">
            <text:p>1655</text:p>
          </table:table-cell>
          <table:table-cell table:formula="of:=[TimeLog.B6]" office:value-type="float" office:value="1806.5">
            <text:p>1806,5</text:p>
          </table:table-cell>
          <table:table-cell table:formula="of:=[.B3]/[.A3]" office:value-type="float" office:value="1.09154078549849">
            <text:p>1,091540785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6" office:value-type="date" office:date-value="2015-08-28">
            <text:p>28/08/15</text:p>
          </table:table-cell>
          <table:table-cell table:style-name="ce26" office:value-type="date" office:date-value="2015-08-27">
            <text:p>27/08/15</text:p>
          </table:table-cell>
          <table:table-cell table:style-name="ce26" office:value-type="date" office:date-value="2015-08-26">
            <text:p>26/08/15</text:p>
          </table:table-cell>
          <table:table-cell table:style-name="ce26" office:value-type="date" office:date-value="2015-08-25">
            <text:p>25/08/15</text:p>
          </table:table-cell>
          <table:table-cell table:style-name="ce26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6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1006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DC6:.HK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BJ6:.DB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M6:.BI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 table:number-columns-repeated="1002"/>
        </table:table-row>
        <table:table-row table:style-name="ro9">
          <table:table-cell table:formula="of:=[TimeLog.A25]" office:value-type="string" office:string-value="SpaceMatters">
            <text:p>SpaceMatters</text:p>
          </table:table-cell>
          <table:table-cell table:style-name="ce24" table:formula="of:=SUM([TimeLog.HL25:.IW25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DC7:.HK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BJ7:.DB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M7:.BI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1004"/>
        </table:table-row>
        <table:table-row table:style-name="ro12">
          <table:table-cell table:formula="of:=[TimeLog.A26]" office:value-type="string" office:string-value="Network-Density Statistics">
            <text:p>Network-Density Statistics</text:p>
          </table:table-cell>
          <table:table-cell table:style-name="ce24" table:formula="of:=SUM([TimeLog.HL26:.IW26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DC18:.HK18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BJ14:.DB14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M9:.BI9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 table:number-columns-repeated="1002"/>
        </table:table-row>
        <table:table-row table:style-name="ro9">
          <table:table-cell table:formula="of:=[TimeLog.A27]" office:value-type="string" office:string-value="City Bikes (Side Project)">
            <text:p>City Bikes (Side Project)</text:p>
          </table:table-cell>
          <table:table-cell table:style-name="ce24" table:formula="of:=SUM([TimeLog.HL27:.IW27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DC19:.HK19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BJ15:.DB15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7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M10:.BI10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28]" office:value-type="string" office:string-value="NetLogo Utils">
            <text:p>NetLogo Utils</text:p>
          </table:table-cell>
          <table:table-cell table:style-name="ce24" table:formula="of:=SUM([TimeLog.HL28:.IW28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DC20:.HK20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BJ16:.DB16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M11:.BI11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 table:number-columns-repeated="1002"/>
        </table:table-row>
        <table:table-row table:style-name="ro9">
          <table:table-cell table:formula="of:=[TimeLog.A29]" office:value-type="string" office:string-value="Networking">
            <text:p>Networking</text:p>
          </table:table-cell>
          <table:table-cell table:style-name="ce24" table:formula="of:=SUM([TimeLog.HL29:.IW29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DC21:.HK21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BJ17:.DB17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M12:.BI12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 table:number-columns-repeated="1002"/>
        </table:table-row>
        <table:table-row table:style-name="ro9">
          <table:table-cell table:formula="of:=[TimeLog.A30]" office:value-type="string" office:string-value="Stochastic Urban Growth">
            <text:p>Stochastic Urban Growth</text:p>
          </table:table-cell>
          <table:table-cell table:style-name="ce24" table:formula="of:=SUM([TimeLog.HL30:.IW30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DC22:.HK22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BJ18:.DB18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M13:.BI13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2">
          <table:table-cell table:formula="of:=[TimeLog.A31]" office:value-type="string" office:string-value="TransportationEquilibrium (Side Project)">
            <text:p>TransportationEquilibrium (Side Project)</text:p>
          </table:table-cell>
          <table:table-cell table:style-name="ce24" table:formula="of:=SUM([TimeLog.HL31:.IW3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DC23:.HK23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BJ19:.DB19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M14:.BI14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2]" office:value-type="string" office:string-value="Biological NW Generation">
            <text:p>Biological NW Generation</text:p>
          </table:table-cell>
          <table:table-cell table:style-name="ce24" table:formula="of:=SUM([TimeLog.HL32:.IW3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DC24:.HK24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BJ21:.DB21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M15:.BI15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33]" office:value-type="string" office:string-value="Discrepancy (Side Project)">
            <text:p>Discrepancy (Side Project)</text:p>
          </table:table-cell>
          <table:table-cell table:style-name="ce24" table:formula="of:=SUM([TimeLog.HL33:.IW3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DC25:.HK25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BJ22:.DB22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M16:.BI16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4]" office:value-type="string" office:string-value="Scaling">
            <text:p>Scaling</text:p>
          </table:table-cell>
          <table:table-cell table:style-name="ce24" table:formula="of:=SUM([TimeLog.HL34:.IW34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DC26:.HK26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BJ23:.DB23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M21:.BI21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35]" office:value-type="string" office:string-value="Governance">
            <text:p>Governance</text:p>
          </table:table-cell>
          <table:table-cell table:style-name="ce24" table:formula="of:=SUM([TimeLog.HL35:.IW35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DC27:.HK27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BJ24:.DB24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M23:.BI23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1004"/>
        </table:table-row>
        <table:table-row table:style-name="ro9">
          <table:table-cell table:formula="of:=[TimeLog.A36]" office:value-type="string" office:string-value="Synthetic Data Control">
            <text:p>Synthetic Data Control</text:p>
          </table:table-cell>
          <table:table-cell table:style-name="ce24" table:formula="of:=SUM([TimeLog.HL36:.IW36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DC28:.HK28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BJ36:.DB36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M24:.BI24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1004"/>
        </table:table-row>
        <table:table-row table:style-name="ro9">
          <table:table-cell table:formula="of:=[TimeLog.A37]" office:value-type="string" office:string-value="Theoretical Model Coupling">
            <text:p>Theoretical Model Coupling</text:p>
          </table:table-cell>
          <table:table-cell table:style-name="ce24" table:formula="of:=SUM([TimeLog.HL37:.IW37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DC29:.HK29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BJ40:.DB40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M25:.BI25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1004"/>
        </table:table-row>
        <table:table-row table:style-name="ro19">
          <table:table-cell table:formula="of:=[TimeLog.A38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HL38:.IW38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DC30:.HK30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BJ41:.DB41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M40:.BI40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1004"/>
        </table:table-row>
        <table:table-row table:style-name="ro19">
          <table:table-cell table:formula="of:=[TimeLog.A39]" office:value-type="string" office:string-value="Algorithmic Systematic Review">
            <text:p>Algorithmic Systematic Review</text:p>
          </table:table-cell>
          <table:table-cell table:style-name="ce24" table:formula="of:=SUM([TimeLog.HL39:.IW39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DC31:.HK31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BJ42:.DB42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M41:.BI41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1004"/>
        </table:table-row>
        <table:table-row table:style-name="ro19">
          <table:table-cell table:formula="of:=[TimeLog.A40]" office:value-type="string" office:string-value="Technical Tools">
            <text:p>Technical Tools</text:p>
          </table:table-cell>
          <table:table-cell table:style-name="ce24" table:formula="of:=SUM([TimeLog.HL40:.IW40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DC32:.HK32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BJ45:.DB45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M42:.BI42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1004"/>
        </table:table-row>
        <table:table-row table:style-name="ro12">
          <table:table-cell table:formula="of:=[TimeLog.A41]" office:value-type="string" office:string-value="Organisation/Workflow">
            <text:p>Organisation/Workflow</text:p>
          </table:table-cell>
          <table:table-cell table:style-name="ce24" table:formula="of:=SUM([TimeLog.HL41:.IW41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DC33:.HK33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M43:.BI43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1004"/>
        </table:table-row>
        <table:table-row table:style-name="ro9">
          <table:table-cell table:formula="of:=[TimeLog.A42]" office:value-type="string" office:string-value="Seminar/Conference/Course">
            <text:p>Seminar/Conference/Course</text:p>
          </table:table-cell>
          <table:table-cell table:style-name="ce24" table:formula="of:=SUM([TimeLog.HL42:.IW42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DC34:.HK34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M45:.BI45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43]" office:value-type="string" office:string-value="Reading Record">
            <text:p>Reading Record</text:p>
          </table:table-cell>
          <table:table-cell table:style-name="ce24" table:formula="of:=SUM([TimeLog.HL43:.IW43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DC35:.HK35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1006"/>
        </table:table-row>
        <table:table-row table:style-name="ro9">
          <table:table-cell table:formula="of:=[TimeLog.A44]" office:value-type="string" office:string-value="Reading/Culture">
            <text:p>Reading/Culture</text:p>
          </table:table-cell>
          <table:table-cell table:style-name="ce24" table:formula="of:=SUM([TimeLog.HL44:.IW44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DC36:.HK36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45]" office:value-type="string" office:string-value="General Bibliography">
            <text:p>General Bibliography</text:p>
          </table:table-cell>
          <table:table-cell table:style-name="ce24" table:formula="of:=SUM([TimeLog.HL45:.IW45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DC37:.HK37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012"/>
        </table:table-row>
        <table:table-row table:style-name="ro23">
          <table:table-cell table:formula="of:=[TimeLog.A46]" office:value-type="string" office:string-value="CarPooling (side project)">
            <text:p>CarPooling (side project)</text:p>
          </table:table-cell>
          <table:table-cell table:style-name="ce24" table:formula="of:=SUM([TimeLog.HL46:.IW46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DC38:.HK38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47]" office:value-type="float" office:value="0">
            <text:p>0</text:p>
          </table:table-cell>
          <table:table-cell table:style-name="ce24" table:formula="of:=SUM([TimeLog.HL47:.IW47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DC39:.HK39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48]" office:value-type="float" office:value="0">
            <text:p>0</text:p>
          </table:table-cell>
          <table:table-cell table:style-name="ce24" table:formula="of:=SUM([TimeLog.HL48:.IW48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DC40:.HK40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24" table:formula="of:=SUM([TimeLog.HL49:.IW49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DC41:.HK41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24" table:formula="of:=SUM([TimeLog.HL50:.IW50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DC42:.HK42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DC43:.HK43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DC44:.HK44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DC45:.HK45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DC46:.HK46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56">
            <text:p>35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5">
            <text:p>4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3/02/2016</text:date>, <text:time>22:5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2-03T22:57:39</dc:date>
    <dc:creator>Juste Raimbault</dc:creator>
    <meta:editing-duration>P19DT17H58M31S</meta:editing-duration>
    <meta:editing-cycles>723</meta:editing-cycles>
    <meta:generator>OpenOffice/4.1.1$Unix OpenOffice.org_project/411m6$Build-9775</meta:generator>
    <meta:document-statistic meta:table-count="9" meta:cell-count="499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MR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MR6" chart:class="chart:bar">
            <chart:data-point chart:repeated="3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5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TimeLog.C6:TimeLog.MR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